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17cm" style:rel-column-width="65535*"/>
    </style:style>
    <style:style style:name="Таблица1.1" style:family="table-row">
      <style:table-row-properties fo:keep-together="auto"/>
    </style:style>
    <style:style style:name="Таблица1.A1" style:family="table-cell">
      <style:table-cell-properties fo:padding="0cm" fo:border="none"/>
    </style:style>
    <style:style style:name="P1" style:family="paragraph" style:parent-style-name="_33__20_для_20_текста_20__28_КейС_29_">
      <style:paragraph-properties fo:margin-top="0cm" fo:margin-bottom="0cm" style:contextual-spacing="false">
        <style:tab-stops/>
      </style:paragraph-properties>
      <style:text-properties officeooo:paragraph-rsid="0017c1c8"/>
    </style:style>
    <style:style style:name="P2" style:family="paragraph" style:parent-style-name="Heading_20_1">
      <style:text-properties officeooo:paragraph-rsid="0017c1c8"/>
    </style:style>
    <style:style style:name="P3" style:family="paragraph" style:parent-style-name="Normal_20__28_Web_29_">
      <style:paragraph-properties fo:margin-left="1.251cm" fo:margin-right="0cm" fo:text-indent="0cm" style:auto-text-indent="false"/>
      <style:text-properties officeooo:paragraph-rsid="0017c1c8"/>
    </style:style>
    <style:style style:name="P4" style:family="paragraph" style:parent-style-name="Standard" style:list-style-name="">
      <style:text-properties officeooo:paragraph-rsid="0017c1c8"/>
    </style:style>
    <style:style style:name="P5" style:family="paragraph" style:parent-style-name="Standard">
      <style:paragraph-properties fo:orphans="2" fo:widows="2">
        <style:tab-stops>
          <style:tab-stop style:position="1.623cm"/>
        </style:tab-stops>
      </style:paragraph-properties>
      <style:text-properties officeooo:paragraph-rsid="0017c1c8"/>
    </style:style>
    <style:style style:name="P6" style:family="paragraph" style:parent-style-name="Standard">
      <style:paragraph-properties fo:orphans="2" fo:widows="2">
        <style:tab-stops>
          <style:tab-stop style:position="1.247cm"/>
        </style:tab-stops>
      </style:paragraph-properties>
      <style:text-properties officeooo:paragraph-rsid="0017c1c8"/>
    </style:style>
    <style:style style:name="P7" style:family="paragraph" style:parent-style-name="Standard">
      <style:paragraph-properties fo:orphans="2" fo:widows="2">
        <style:tab-stops>
          <style:tab-stop style:position="1.326cm"/>
        </style:tab-stops>
      </style:paragraph-properties>
      <style:text-properties officeooo:paragraph-rsid="0017c1c8"/>
    </style:style>
    <style:style style:name="P8" style:family="paragraph" style:parent-style-name="Standard">
      <style:paragraph-properties fo:orphans="2" fo:widows="2">
        <style:tab-stops>
          <style:tab-stop style:position="0.205cm"/>
        </style:tab-stops>
      </style:paragraph-properties>
      <style:text-properties officeooo:paragraph-rsid="0017c1c8"/>
    </style:style>
    <style:style style:name="P9" style:family="paragraph" style:parent-style-name="Standard">
      <style:paragraph-properties fo:orphans="2" fo:widows="2">
        <style:tab-stops>
          <style:tab-stop style:position="1.946cm"/>
        </style:tab-stops>
      </style:paragraph-properties>
      <style:text-properties officeooo:paragraph-rsid="0017c1c8"/>
    </style:style>
    <style:style style:name="P10" style:family="paragraph" style:parent-style-name="Standard">
      <style:paragraph-properties fo:orphans="2" fo:widows="2">
        <style:tab-stops>
          <style:tab-stop style:position="1.295cm"/>
        </style:tab-stops>
      </style:paragraph-properties>
      <style:text-properties officeooo:paragraph-rsid="0017c1c8"/>
    </style:style>
    <style:style style:name="P11" style:family="paragraph" style:parent-style-name="Standard">
      <style:paragraph-properties fo:orphans="2" fo:widows="2">
        <style:tab-stops>
          <style:tab-stop style:position="1.951cm"/>
        </style:tab-stops>
      </style:paragraph-properties>
      <style:text-properties officeooo:paragraph-rsid="0017c1c8"/>
    </style:style>
    <style:style style:name="P12" style:family="paragraph" style:parent-style-name="Standard" style:list-style-name="WWNum11">
      <style:paragraph-properties fo:orphans="2" fo:widows="2">
        <style:tab-stops>
          <style:tab-stop style:position="1.27cm"/>
        </style:tab-stops>
      </style:paragraph-properties>
      <style:text-properties officeooo:paragraph-rsid="0017c1c8"/>
    </style:style>
    <style:style style:name="P13" style:family="paragraph" style:parent-style-name="Standard" style:list-style-name="WWNum5">
      <style:paragraph-properties fo:orphans="2" fo:widows="2">
        <style:tab-stops>
          <style:tab-stop style:position="1.27cm"/>
        </style:tab-stops>
      </style:paragraph-properties>
      <style:text-properties officeooo:paragraph-rsid="0017c1c8"/>
    </style:style>
    <style:style style:name="P14" style:family="paragraph" style:parent-style-name="Standard">
      <style:paragraph-properties fo:orphans="2" fo:widows="2">
        <style:tab-stops>
          <style:tab-stop style:position="1.27cm"/>
        </style:tab-stops>
      </style:paragraph-properties>
      <style:text-properties officeooo:paragraph-rsid="0017c1c8"/>
    </style:style>
    <style:style style:name="P15" style:family="paragraph" style:parent-style-name="Standard" style:list-style-name="WWNum7">
      <style:paragraph-properties fo:orphans="2" fo:widows="2">
        <style:tab-stops>
          <style:tab-stop style:position="1.328cm"/>
        </style:tab-stops>
      </style:paragraph-properties>
      <style:text-properties officeooo:paragraph-rsid="0017c1c8"/>
    </style:style>
    <style:style style:name="P16" style:family="paragraph" style:parent-style-name="Standard" style:list-style-name="WWNum4">
      <style:paragraph-properties fo:orphans="2" fo:widows="2">
        <style:tab-stops>
          <style:tab-stop style:position="1.328cm"/>
        </style:tab-stops>
      </style:paragraph-properties>
      <style:text-properties officeooo:paragraph-rsid="0017c1c8"/>
    </style:style>
    <style:style style:name="P17" style:family="paragraph" style:parent-style-name="Standard">
      <style:paragraph-properties fo:orphans="2" fo:widows="2">
        <style:tab-stops>
          <style:tab-stop style:position="1.328cm"/>
        </style:tab-stops>
      </style:paragraph-properties>
      <style:text-properties officeooo:paragraph-rsid="0017c1c8"/>
    </style:style>
    <style:style style:name="P18" style:family="paragraph" style:parent-style-name="Standard">
      <style:paragraph-properties fo:orphans="2" fo:widows="2">
        <style:tab-stops>
          <style:tab-stop style:position="2.143cm"/>
        </style:tab-stops>
      </style:paragraph-properties>
      <style:text-properties officeooo:paragraph-rsid="0017c1c8"/>
    </style:style>
    <style:style style:name="P19" style:family="paragraph" style:parent-style-name="Standard" style:list-style-name="WWNum5">
      <style:paragraph-properties fo:orphans="2" fo:widows="2">
        <style:tab-stops>
          <style:tab-stop style:position="1.222cm"/>
        </style:tab-stops>
      </style:paragraph-properties>
      <style:text-properties officeooo:paragraph-rsid="0017c1c8"/>
    </style:style>
    <style:style style:name="P20" style:family="paragraph" style:parent-style-name="Standard">
      <style:paragraph-properties fo:orphans="2" fo:widows="2">
        <style:tab-stops>
          <style:tab-stop style:position="1.778cm"/>
        </style:tab-stops>
      </style:paragraph-properties>
      <style:text-properties officeooo:paragraph-rsid="0017c1c8"/>
    </style:style>
    <style:style style:name="P21" style:family="paragraph" style:parent-style-name="Standard">
      <style:paragraph-properties fo:orphans="2" fo:widows="2">
        <style:tab-stops>
          <style:tab-stop style:position="2cm"/>
        </style:tab-stops>
      </style:paragraph-properties>
      <style:text-properties officeooo:paragraph-rsid="0017c1c8"/>
    </style:style>
    <style:style style:name="P22" style:family="paragraph" style:parent-style-name="Standard">
      <style:paragraph-properties fo:orphans="2" fo:widows="2">
        <style:tab-stops>
          <style:tab-stop style:position="2.097cm"/>
        </style:tab-stops>
      </style:paragraph-properties>
      <style:text-properties officeooo:paragraph-rsid="0017c1c8"/>
    </style:style>
    <style:style style:name="P23" style:family="paragraph" style:parent-style-name="Standard" style:list-style-name="WWNum18">
      <style:paragraph-properties fo:orphans="2" fo:widows="2">
        <style:tab-stops>
          <style:tab-stop style:position="1.369cm"/>
        </style:tab-stops>
      </style:paragraph-properties>
      <style:text-properties officeooo:paragraph-rsid="0017c1c8"/>
    </style:style>
    <style:style style:name="P24" style:family="paragraph" style:parent-style-name="Standard" style:list-style-name="WWNum29">
      <style:paragraph-properties fo:orphans="2" fo:widows="2">
        <style:tab-stops>
          <style:tab-stop style:position="0cm"/>
        </style:tab-stops>
      </style:paragraph-properties>
      <style:text-properties officeooo:paragraph-rsid="0017c1c8"/>
    </style:style>
    <style:style style:name="P25" style:family="paragraph" style:parent-style-name="Standard" style:list-style-name="WWNum39">
      <style:paragraph-properties fo:orphans="2" fo:widows="2">
        <style:tab-stops>
          <style:tab-stop style:position="0cm"/>
        </style:tab-stops>
      </style:paragraph-properties>
      <style:text-properties officeooo:paragraph-rsid="0017c1c8"/>
    </style:style>
    <style:style style:name="P26" style:family="paragraph" style:parent-style-name="Standard">
      <style:paragraph-properties fo:orphans="2" fo:widows="2">
        <style:tab-stops>
          <style:tab-stop style:position="0cm"/>
        </style:tab-stops>
      </style:paragraph-properties>
      <style:text-properties officeooo:paragraph-rsid="0017c1c8"/>
    </style:style>
    <style:style style:name="P27" style:family="paragraph" style:parent-style-name="Standard">
      <style:paragraph-properties fo:orphans="2" fo:widows="2">
        <style:tab-stops>
          <style:tab-stop style:position="1.905cm"/>
        </style:tab-stops>
      </style:paragraph-properties>
      <style:text-properties officeooo:paragraph-rsid="0017c1c8"/>
    </style:style>
    <style:style style:name="P28" style:family="paragraph" style:parent-style-name="Standard">
      <style:paragraph-properties fo:orphans="2" fo:widows="2">
        <style:tab-stops>
          <style:tab-stop style:position="2.254cm"/>
        </style:tab-stops>
      </style:paragraph-properties>
      <style:text-properties officeooo:paragraph-rsid="0017c1c8"/>
    </style:style>
    <style:style style:name="P29" style:family="paragraph" style:parent-style-name="Standard" style:list-style-name="WWNum20">
      <style:paragraph-properties fo:orphans="2" fo:widows="2">
        <style:tab-stops>
          <style:tab-stop style:position="1.349cm"/>
        </style:tab-stops>
      </style:paragraph-properties>
      <style:text-properties officeooo:paragraph-rsid="0017c1c8"/>
    </style:style>
    <style:style style:name="P30" style:family="paragraph" style:parent-style-name="Standard">
      <style:paragraph-properties fo:orphans="2" fo:widows="2">
        <style:tab-stops>
          <style:tab-stop style:position="1.961cm"/>
        </style:tab-stops>
      </style:paragraph-properties>
      <style:text-properties officeooo:paragraph-rsid="0017c1c8"/>
    </style:style>
    <style:style style:name="P31" style:family="paragraph" style:parent-style-name="Standard">
      <style:paragraph-properties fo:orphans="2" fo:widows="2">
        <style:tab-stops>
          <style:tab-stop style:position="1.771cm"/>
        </style:tab-stops>
      </style:paragraph-properties>
      <style:text-properties officeooo:paragraph-rsid="0017c1c8"/>
    </style:style>
    <style:style style:name="P32" style:family="paragraph" style:parent-style-name="Standard">
      <style:paragraph-properties fo:orphans="2" fo:widows="2">
        <style:tab-stops>
          <style:tab-stop style:position="2.041cm"/>
        </style:tab-stops>
      </style:paragraph-properties>
      <style:text-properties officeooo:paragraph-rsid="0017c1c8"/>
    </style:style>
    <style:style style:name="P33" style:family="paragraph" style:parent-style-name="Standard">
      <style:paragraph-properties fo:orphans="2" fo:widows="2">
        <style:tab-stops>
          <style:tab-stop style:position="1.937cm"/>
        </style:tab-stops>
      </style:paragraph-properties>
      <style:text-properties officeooo:paragraph-rsid="0017c1c8"/>
    </style:style>
    <style:style style:name="P34" style:family="paragraph" style:parent-style-name="Standard">
      <style:paragraph-properties fo:orphans="2" fo:widows="2">
        <style:tab-stops>
          <style:tab-stop style:position="1.676cm"/>
        </style:tab-stops>
      </style:paragraph-properties>
      <style:text-properties officeooo:paragraph-rsid="0017c1c8"/>
    </style:style>
    <style:style style:name="P35" style:family="paragraph" style:parent-style-name="Standard">
      <style:paragraph-properties fo:orphans="2" fo:widows="2">
        <style:tab-stops>
          <style:tab-stop style:position="1.842cm"/>
        </style:tab-stops>
      </style:paragraph-properties>
      <style:text-properties officeooo:paragraph-rsid="0017c1c8"/>
    </style:style>
    <style:style style:name="P36" style:family="paragraph" style:parent-style-name="Standard" style:list-style-name="WWNum8">
      <style:paragraph-properties fo:orphans="2" fo:widows="2">
        <style:tab-stops>
          <style:tab-stop style:position="1.279cm"/>
        </style:tab-stops>
      </style:paragraph-properties>
      <style:text-properties officeooo:paragraph-rsid="0017c1c8"/>
    </style:style>
    <style:style style:name="P37" style:family="paragraph" style:parent-style-name="Standard">
      <style:paragraph-properties fo:orphans="2" fo:widows="2">
        <style:tab-stops>
          <style:tab-stop style:position="1.279cm"/>
        </style:tab-stops>
      </style:paragraph-properties>
      <style:text-properties officeooo:paragraph-rsid="0017c1c8"/>
    </style:style>
    <style:style style:name="P38" style:family="paragraph" style:parent-style-name="Standard">
      <style:paragraph-properties fo:orphans="2" fo:widows="2">
        <style:tab-stops>
          <style:tab-stop style:position="1.667cm"/>
        </style:tab-stops>
      </style:paragraph-properties>
      <style:text-properties officeooo:paragraph-rsid="0017c1c8"/>
    </style:style>
    <style:style style:name="P39" style:family="paragraph" style:parent-style-name="Standard">
      <style:paragraph-properties fo:orphans="2" fo:widows="2">
        <style:tab-stops>
          <style:tab-stop style:position="1.672cm"/>
        </style:tab-stops>
      </style:paragraph-properties>
      <style:text-properties officeooo:paragraph-rsid="0017c1c8"/>
    </style:style>
    <style:style style:name="P40" style:family="paragraph" style:parent-style-name="Standard">
      <style:paragraph-properties fo:orphans="2" fo:widows="2">
        <style:tab-stops>
          <style:tab-stop style:position="1.697cm"/>
        </style:tab-stops>
      </style:paragraph-properties>
      <style:text-properties officeooo:paragraph-rsid="0017c1c8"/>
    </style:style>
    <style:style style:name="P41" style:family="paragraph" style:parent-style-name="Standard">
      <style:paragraph-properties fo:orphans="2" fo:widows="2">
        <style:tab-stops>
          <style:tab-stop style:position="1.843cm"/>
        </style:tab-stops>
      </style:paragraph-properties>
      <style:text-properties officeooo:paragraph-rsid="0017c1c8"/>
    </style:style>
    <style:style style:name="P42" style:family="paragraph" style:parent-style-name="Standard">
      <style:paragraph-properties fo:orphans="2" fo:widows="2"/>
      <style:text-properties officeooo:paragraph-rsid="0017c1c8"/>
    </style:style>
    <style:style style:name="P43" style:family="paragraph" style:parent-style-name="Standard">
      <style:paragraph-properties fo:orphans="2" fo:widows="2">
        <style:tab-stops>
          <style:tab-stop style:position="1.247cm"/>
        </style:tab-stops>
      </style:paragraph-properties>
      <style:text-properties fo:font-size="12pt" officeooo:paragraph-rsid="0017c1c8" style:font-size-asian="12pt"/>
    </style:style>
    <style:style style:name="P44" style:family="paragraph" style:parent-style-name="Standard" style:list-style-name="">
      <style:text-properties fo:font-size="12pt" officeooo:paragraph-rsid="0017c1c8" style:font-size-asian="12pt"/>
    </style:style>
    <style:style style:name="P45" style:family="paragraph" style:parent-style-name="Standard">
      <style:text-properties fo:font-size="12pt" officeooo:paragraph-rsid="0017c1c8" style:font-size-asian="12pt"/>
    </style:style>
    <style:style style:name="P46" style:family="paragraph" style:parent-style-name="Standard">
      <style:paragraph-properties fo:orphans="2" fo:widows="2"/>
      <style:text-properties fo:font-size="12pt" fo:font-weight="bold" officeooo:paragraph-rsid="0017c1c8" style:font-size-asian="12pt" style:font-weight-asian="bold"/>
    </style:style>
    <style:style style:name="P47" style:family="paragraph" style:parent-style-name="Standard" style:list-style-name="WWNum29">
      <style:paragraph-properties fo:text-align="center" style:justify-single-word="false"/>
      <style:text-properties officeooo:paragraph-rsid="0017c1c8"/>
    </style:style>
    <style:style style:name="P48" style:family="paragraph" style:parent-style-name="Standard">
      <style:paragraph-properties>
        <style:tab-stops>
          <style:tab-stop style:position="0cm"/>
        </style:tab-stops>
      </style:paragraph-properties>
      <style:text-properties officeooo:paragraph-rsid="0017c1c8"/>
    </style:style>
    <style:style style:name="P49" style:family="paragraph" style:parent-style-name="Standard">
      <style:text-properties officeooo:paragraph-rsid="0017c1c8"/>
    </style:style>
    <style:style style:name="P50" style:family="paragraph" style:parent-style-name="Standard">
      <loext:graphic-properties draw:fill="solid" draw:fill-color="#ffffff"/>
      <style:paragraph-properties fo:margin-left="0cm" fo:margin-right="0cm" fo:orphans="2" fo:widows="2" fo:text-indent="0.953cm" style:auto-text-indent="false" fo:background-color="#ffffff"/>
      <style:text-properties officeooo:paragraph-rsid="0017c1c8"/>
    </style:style>
    <style:style style:name="P51" style:family="paragraph" style:parent-style-name="Standard" style:list-style-name="">
      <style:paragraph-properties fo:margin-left="0cm" fo:margin-right="0cm" fo:text-indent="0.953cm" style:auto-text-indent="false"/>
      <style:text-properties officeooo:paragraph-rsid="0017c1c8"/>
    </style:style>
    <style:style style:name="P52" style:family="paragraph" style:parent-style-name="Standard" style:list-style-name="">
      <style:paragraph-properties fo:margin-left="0cm" fo:margin-right="0cm" fo:text-indent="0.953cm" style:auto-text-indent="false"/>
      <style:text-properties fo:font-size="12pt" officeooo:paragraph-rsid="0017c1c8" style:font-size-asian="12pt" style:font-name-complex="Calibri"/>
    </style:style>
    <style:style style:name="P53" style:family="paragraph" style:parent-style-name="Standard" style:list-style-name="">
      <loext:graphic-properties draw:fill="solid" draw:fill-color="#ffffff"/>
      <style:paragraph-properties fo:margin-left="0cm" fo:margin-right="0cm" fo:margin-top="0cm" fo:margin-bottom="0.254cm" style:contextual-spacing="false" style:line-height-at-least="0.556cm" fo:orphans="2" fo:widows="2" fo:text-indent="0.953cm" style:auto-text-indent="false" fo:background-color="#ffffff"/>
      <style:text-properties officeooo:paragraph-rsid="0017c1c8"/>
    </style:style>
    <style:style style:name="P54" style:family="paragraph" style:parent-style-name="Standard" style:list-style-name="">
      <style:paragraph-properties fo:margin-left="0cm" fo:margin-right="0cm" fo:text-align="end" style:justify-single-word="false" fo:text-indent="0cm" style:auto-text-indent="false"/>
      <style:text-properties officeooo:paragraph-rsid="0017c1c8"/>
    </style:style>
    <style:style style:name="P55" style:family="paragraph" style:parent-style-name="Standard" style:list-style-name="">
      <style:paragraph-properties fo:margin-left="0cm" fo:margin-right="0cm" fo:text-align="center" style:justify-single-word="false" fo:text-indent="0cm" style:auto-text-indent="false"/>
      <style:text-properties fo:font-weight="bold" officeooo:paragraph-rsid="0017c1c8" style:font-weight-asian="bold" style:font-weight-complex="bold"/>
    </style:style>
    <style:style style:name="P56" style:family="paragraph" style:parent-style-name="Standard">
      <style:paragraph-properties fo:margin-left="0cm" fo:margin-right="0cm" fo:text-align="center" style:justify-single-word="false" fo:text-indent="0cm" style:auto-text-indent="false"/>
      <style:text-properties fo:font-weight="bold" officeooo:paragraph-rsid="0017c1c8" style:font-weight-asian="bold" style:font-size-complex="13pt" style:font-weight-complex="bold"/>
    </style:style>
    <style:style style:name="P57" style:family="paragraph" style:parent-style-name="Standard" style:list-style-name="">
      <style:paragraph-properties fo:margin-left="0cm" fo:margin-right="0cm" fo:text-align="center" style:justify-single-word="false" fo:text-indent="0cm" style:auto-text-indent="false"/>
      <style:text-properties officeooo:paragraph-rsid="0017c1c8"/>
    </style:style>
    <style:style style:name="P58" style:family="paragraph" style:parent-style-name="Standard">
      <style:paragraph-properties fo:margin-left="0cm" fo:margin-right="0cm" fo:text-align="center" style:justify-single-word="false" fo:text-indent="0cm" style:auto-text-indent="false"/>
      <style:text-properties officeooo:paragraph-rsid="0017c1c8"/>
    </style:style>
    <style:style style:name="P59" style:family="paragraph" style:parent-style-name="Standard">
      <style:paragraph-properties fo:margin-left="0cm" fo:margin-right="0cm" fo:text-align="center" style:justify-single-word="false" fo:text-indent="0cm" style:auto-text-indent="false"/>
      <style:text-properties fo:font-size="13pt" fo:font-weight="bold" officeooo:paragraph-rsid="0017c1c8" style:font-size-asian="13pt" style:font-weight-asian="bold" style:font-size-complex="13pt" style:font-weight-complex="bold"/>
    </style:style>
    <style:style style:name="P60" style:family="paragraph" style:parent-style-name="Standard">
      <style:paragraph-properties fo:margin-left="0cm" fo:margin-right="0cm" fo:text-align="start" style:justify-single-word="false" fo:text-indent="0cm" style:auto-text-indent="false"/>
      <style:text-properties officeooo:paragraph-rsid="0017c1c8"/>
    </style:style>
    <style:style style:name="P61" style:family="paragraph" style:parent-style-name="Standard">
      <style:paragraph-properties fo:margin-left="0cm" fo:margin-right="0cm" fo:orphans="2" fo:widows="2" fo:text-indent="0cm" style:auto-text-indent="false">
        <style:tab-stops>
          <style:tab-stop style:position="1.222cm"/>
        </style:tab-stops>
      </style:paragraph-properties>
      <style:text-properties officeooo:paragraph-rsid="0017c1c8"/>
    </style:style>
    <style:style style:name="P62" style:family="paragraph" style:parent-style-name="Standard">
      <style:paragraph-properties fo:margin-left="0cm" fo:margin-right="0cm" fo:orphans="2" fo:widows="2" fo:text-indent="0cm" style:auto-text-indent="false">
        <style:tab-stops>
          <style:tab-stop style:position="2.041cm"/>
        </style:tab-stops>
      </style:paragraph-properties>
      <style:text-properties officeooo:paragraph-rsid="0017c1c8"/>
    </style:style>
    <style:style style:name="P63" style:family="paragraph" style:parent-style-name="Standard">
      <style:paragraph-properties fo:margin-left="0cm" fo:margin-right="0cm" fo:text-indent="0cm" style:auto-text-indent="false"/>
      <style:text-properties fo:font-size="12pt" officeooo:paragraph-rsid="0017c1c8" style:font-size-asian="12pt"/>
    </style:style>
    <style:style style:name="P64" style:family="paragraph" style:parent-style-name="Standard">
      <style:paragraph-properties fo:margin-left="0cm" fo:margin-right="0cm" fo:text-indent="0cm" style:auto-text-indent="false"/>
      <style:text-properties officeooo:paragraph-rsid="0017c1c8"/>
    </style:style>
    <style:style style:name="P65" style:family="paragraph" style:parent-style-name="Standard">
      <style:paragraph-properties fo:margin-left="0cm" fo:margin-right="0cm" fo:text-align="center" style:justify-single-word="false" fo:text-indent="0cm" style:auto-text-indent="false" fo:break-before="page"/>
      <style:text-properties officeooo:paragraph-rsid="0017c1c8"/>
    </style:style>
    <style:style style:name="P66" style:family="paragraph" style:parent-style-name="Standard" style:list-style-name="">
      <style:paragraph-properties fo:margin-left="1.27cm" fo:margin-right="0cm" fo:text-indent="0cm" style:auto-text-indent="false"/>
      <style:text-properties fo:font-size="12pt" fo:font-weight="bold" officeooo:paragraph-rsid="0017c1c8" style:font-size-asian="12pt" style:font-weight-asian="bold" style:font-weight-complex="bold"/>
    </style:style>
    <style:style style:name="P67" style:family="paragraph" style:parent-style-name="Standard" style:list-style-name="WWNum29">
      <style:paragraph-properties fo:margin-left="1.752cm" fo:margin-right="0cm" fo:text-indent="-0.635cm" style:auto-text-indent="false"/>
      <style:text-properties officeooo:paragraph-rsid="0017c1c8"/>
    </style:style>
    <style:style style:name="P68" style:family="paragraph" style:parent-style-name="Standard" style:list-style-name="">
      <style:paragraph-properties fo:margin-left="1.752cm" fo:margin-right="0cm" fo:text-indent="0cm" style:auto-text-indent="false"/>
      <style:text-properties fo:font-size="12pt" fo:font-weight="bold" officeooo:paragraph-rsid="0017c1c8" style:font-size-asian="12pt" style:font-weight-asian="bold" style:font-weight-complex="bold"/>
    </style:style>
    <style:style style:name="P69" style:family="paragraph" style:parent-style-name="Standard">
      <style:paragraph-properties fo:margin-left="1.251cm" fo:margin-right="0cm" fo:orphans="2" fo:widows="2" fo:text-indent="0cm" style:auto-text-indent="false">
        <style:tab-stops>
          <style:tab-stop style:position="1.369cm"/>
        </style:tab-stops>
      </style:paragraph-properties>
      <style:text-properties officeooo:paragraph-rsid="0017c1c8"/>
    </style:style>
    <style:style style:name="P70" style:family="paragraph" style:parent-style-name="Standard">
      <style:paragraph-properties fo:margin-left="1.251cm" fo:margin-right="0cm" fo:orphans="2" fo:widows="2" fo:text-indent="0cm" style:auto-text-indent="false">
        <style:tab-stops>
          <style:tab-stop style:position="1.27cm"/>
        </style:tab-stops>
      </style:paragraph-properties>
      <style:text-properties officeooo:paragraph-rsid="0017c1c8"/>
    </style:style>
    <style:style style:name="P71" style:family="paragraph" style:parent-style-name="Standard" style:list-style-name="WWNum29">
      <style:paragraph-properties fo:margin-left="0cm" fo:margin-right="0cm" fo:orphans="2" fo:widows="2" fo:text-indent="1.249cm" style:auto-text-indent="false">
        <style:tab-stops>
          <style:tab-stop style:position="0cm"/>
        </style:tab-stops>
      </style:paragraph-properties>
      <style:text-properties officeooo:paragraph-rsid="0017c1c8"/>
    </style:style>
    <style:style style:name="P72" style:family="paragraph" style:parent-style-name="Standard" style:list-style-name="WWNum29">
      <style:paragraph-properties fo:margin-left="0cm" fo:margin-right="0cm" fo:orphans="2" fo:widows="2" fo:text-indent="1.249cm" style:auto-text-indent="false">
        <style:tab-stops>
          <style:tab-stop style:position="1.475cm"/>
        </style:tab-stops>
      </style:paragraph-properties>
      <style:text-properties officeooo:paragraph-rsid="0017c1c8"/>
    </style:style>
    <style:style style:name="P73" style:family="paragraph" style:parent-style-name="Standard" style:list-style-name="WWNum29">
      <style:paragraph-properties fo:margin-left="0cm" fo:margin-right="0cm" fo:orphans="2" fo:widows="2" fo:text-indent="1.251cm" style:auto-text-indent="false">
        <style:tab-stops>
          <style:tab-stop style:position="0cm"/>
        </style:tab-stops>
      </style:paragraph-properties>
      <style:text-properties officeooo:paragraph-rsid="0017c1c8"/>
    </style:style>
    <style:style style:name="P74" style:family="paragraph" style:parent-style-name="Standard" style:list-style-name="WWNum29">
      <style:paragraph-properties fo:margin-left="0cm" fo:margin-right="0cm" fo:orphans="0" fo:widows="0" fo:text-indent="1.251cm" style:auto-text-indent="false">
        <style:tab-stops>
          <style:tab-stop style:position="0cm"/>
        </style:tab-stops>
      </style:paragraph-properties>
      <style:text-properties fo:font-size="12pt" officeooo:paragraph-rsid="0017c1c8" style:font-size-asian="12pt"/>
    </style:style>
    <style:style style:name="P75" style:family="paragraph" style:parent-style-name="Standard" style:list-style-name="WWNum36">
      <style:paragraph-properties fo:margin-left="0cm" fo:margin-right="0cm" fo:text-indent="1.251cm" style:auto-text-indent="false">
        <style:tab-stops>
          <style:tab-stop style:position="0cm"/>
        </style:tab-stops>
      </style:paragraph-properties>
      <style:text-properties officeooo:paragraph-rsid="0017c1c8"/>
    </style:style>
    <style:style style:name="P76" style:family="paragraph" style:parent-style-name="Standard" style:list-style-name="WWNum29">
      <style:paragraph-properties fo:margin-left="0cm" fo:margin-right="0cm" fo:margin-top="0cm" fo:margin-bottom="0cm" style:contextual-spacing="true" fo:text-indent="1.251cm" style:auto-text-indent="false"/>
      <style:text-properties officeooo:paragraph-rsid="0017c1c8"/>
    </style:style>
    <style:style style:name="P77" style:family="paragraph" style:parent-style-name="Standard">
      <style:paragraph-properties fo:margin-top="0cm" fo:margin-bottom="0cm" style:contextual-spacing="true"/>
      <style:text-properties officeooo:paragraph-rsid="0017c1c8"/>
    </style:style>
    <style:style style:name="P78" style:family="paragraph" style:parent-style-name="Standard" style:list-style-name="WWNum39">
      <style:paragraph-properties fo:margin-left="0cm" fo:margin-right="0cm" fo:orphans="2" fo:widows="2" fo:text-indent="1cm" style:auto-text-indent="false">
        <style:tab-stops>
          <style:tab-stop style:position="0cm"/>
        </style:tab-stops>
      </style:paragraph-properties>
      <style:text-properties officeooo:paragraph-rsid="0017c1c8"/>
    </style:style>
    <style:style style:name="P79" style:family="paragraph" style:parent-style-name="Standard" style:list-style-name="WWNum32">
      <style:paragraph-properties fo:margin-left="0cm" fo:margin-right="0cm" fo:orphans="2" fo:widows="2" fo:text-indent="1cm" style:auto-text-indent="false">
        <style:tab-stops>
          <style:tab-stop style:position="1.693cm"/>
        </style:tab-stops>
      </style:paragraph-properties>
      <style:text-properties officeooo:paragraph-rsid="0017c1c8"/>
    </style:style>
    <style:style style:name="P80" style:family="paragraph" style:parent-style-name="Standard">
      <style:paragraph-properties fo:margin-left="0cm" fo:margin-right="0cm" fo:orphans="2" fo:widows="2" fo:text-indent="1cm" style:auto-text-indent="false">
        <style:tab-stops>
          <style:tab-stop style:position="0cm"/>
        </style:tab-stops>
      </style:paragraph-properties>
      <style:text-properties officeooo:paragraph-rsid="0017c1c8"/>
    </style:style>
    <style:style style:name="P81" style:family="paragraph" style:parent-style-name="Standard">
      <style:paragraph-properties fo:margin-left="0cm" fo:margin-right="0cm" fo:orphans="2" fo:widows="2" fo:text-indent="1.249cm" style:auto-text-indent="false"/>
      <style:text-properties officeooo:paragraph-rsid="0017c1c8"/>
    </style:style>
    <style:style style:name="P82" style:family="paragraph" style:parent-style-name="Standard">
      <style:paragraph-properties fo:margin-left="0cm" fo:margin-right="0cm" fo:text-indent="1.27cm" style:auto-text-indent="false">
        <style:tab-stops>
          <style:tab-stop style:position="0cm"/>
          <style:tab-stop style:position="11.113cm"/>
        </style:tab-stops>
      </style:paragraph-properties>
      <style:text-properties officeooo:paragraph-rsid="0017c1c8"/>
    </style:style>
    <style:style style:name="P83" style:family="paragraph" style:parent-style-name="Standard" style:list-style-name="">
      <style:paragraph-properties fo:margin-left="0cm" fo:margin-right="0cm" fo:text-indent="0.951cm" style:auto-text-indent="false"/>
      <style:text-properties officeooo:paragraph-rsid="0017c1c8"/>
    </style:style>
    <style:style style:name="P84" style:family="paragraph" style:parent-style-name="Standard" style:list-style-name="">
      <loext:graphic-properties draw:fill="solid" draw:fill-color="#ffffff"/>
      <style:paragraph-properties fo:margin-left="0cm" fo:margin-right="0cm" fo:orphans="2" fo:widows="2" fo:text-indent="0.951cm" style:auto-text-indent="false" fo:background-color="#ffffff"/>
      <style:text-properties officeooo:paragraph-rsid="0017c1c8"/>
    </style:style>
    <style:style style:name="P85" style:family="paragraph" style:parent-style-name="Standard" style:list-style-name="">
      <loext:graphic-properties draw:fill="solid" draw:fill-color="#ffffff"/>
      <style:paragraph-properties fo:margin-left="0cm" fo:margin-right="0cm" fo:orphans="2" fo:widows="2" fo:text-indent="0.951cm" style:auto-text-indent="false" fo:background-color="#ffffff"/>
      <style:text-properties fo:color="#000000" loext:opacity="100%" fo:font-size="12pt" fo:font-weight="bold" officeooo:paragraph-rsid="0017c1c8" style:letter-kerning="true" style:font-name-asian="Times New Roman2" style:font-size-asian="12pt" style:font-weight-asian="bold" style:font-size-complex="13pt" style:font-weight-complex="bold"/>
    </style:style>
    <style:style style:name="P86" style:family="paragraph" style:parent-style-name="Standard">
      <style:paragraph-properties fo:margin-left="1.078cm" fo:margin-right="0cm" fo:text-indent="0cm" style:auto-text-indent="false">
        <style:tab-stops>
          <style:tab-stop style:position="0cm"/>
        </style:tab-stops>
      </style:paragraph-properties>
      <style:text-properties fo:font-size="12pt" officeooo:paragraph-rsid="0017c1c8" style:font-size-asian="12pt"/>
    </style:style>
    <style:style style:name="P87" style:family="paragraph" style:parent-style-name="Standard">
      <loext:graphic-properties draw:fill="solid" draw:fill-color="#ffffff"/>
      <style:paragraph-properties fo:margin-left="-1.501cm" fo:margin-right="0cm" fo:orphans="2" fo:widows="2" fo:text-indent="1.501cm" style:auto-text-indent="false" fo:background-color="#ffffff"/>
      <style:text-properties officeooo:paragraph-rsid="0017c1c8"/>
    </style:style>
    <style:style style:name="P88" style:family="paragraph" style:parent-style-name="Standard">
      <loext:graphic-properties draw:fill="solid" draw:fill-color="#ffffff"/>
      <style:paragraph-properties fo:margin-left="0cm" fo:margin-right="0cm" fo:orphans="2" fo:widows="2" fo:text-indent="1.501cm" style:auto-text-indent="false" fo:background-color="#ffffff"/>
      <style:text-properties officeooo:paragraph-rsid="0017c1c8"/>
    </style:style>
    <style:style style:name="P89" style:family="paragraph" style:parent-style-name="Абзац_20_списка1" style:list-style-name="WWNum39">
      <style:paragraph-properties fo:orphans="2" fo:widows="2"/>
      <style:text-properties officeooo:paragraph-rsid="0017c1c8"/>
    </style:style>
    <style:style style:name="P90" style:family="paragraph" style:parent-style-name="Абзац_20_списка1" style:list-style-name="WWNum36">
      <style:paragraph-properties fo:orphans="2" fo:widows="2"/>
      <style:text-properties officeooo:paragraph-rsid="0017c1c8"/>
    </style:style>
    <style:style style:name="P91" style:family="paragraph" style:parent-style-name="Абзац_20_списка1" style:list-style-name="WWNum39">
      <style:paragraph-properties fo:text-align="center" style:justify-single-word="false" fo:orphans="2" fo:widows="2"/>
      <style:text-properties officeooo:paragraph-rsid="0017c1c8"/>
    </style:style>
    <style:style style:name="P92" style:family="paragraph" style:parent-style-name="Абзац_20_списка1" style:list-style-name="WWNum32">
      <style:text-properties officeooo:paragraph-rsid="0017c1c8"/>
    </style:style>
    <style:style style:name="P93" style:family="paragraph" style:parent-style-name="Абзац_20_списка1">
      <style:paragraph-properties fo:margin-left="1.27cm" fo:margin-right="0cm" fo:orphans="2" fo:widows="2" fo:text-indent="0cm" style:auto-text-indent="false"/>
      <style:text-properties fo:font-size="12pt" fo:language="en" fo:country="US" fo:font-weight="bold" officeooo:paragraph-rsid="0017c1c8" style:font-size-asian="12pt" style:font-weight-asian="bold"/>
    </style:style>
    <style:style style:name="P94" style:family="paragraph" style:parent-style-name="Абзац_20_списка1">
      <style:paragraph-properties fo:margin-left="1.27cm" fo:margin-right="0cm" fo:orphans="2" fo:widows="2" fo:text-indent="0cm" style:auto-text-indent="false"/>
      <style:text-properties fo:font-size="12pt" fo:font-weight="bold" officeooo:paragraph-rsid="0017c1c8" style:font-size-asian="12pt" style:font-weight-asian="bold"/>
    </style:style>
    <style:style style:name="P95" style:family="paragraph" style:parent-style-name="Абзац_20_списка1" style:list-style-name="">
      <style:paragraph-properties fo:margin-left="0.635cm" fo:margin-right="0cm" fo:text-indent="0cm" style:auto-text-indent="false"/>
      <style:text-properties fo:font-size="12pt" fo:language="en" fo:country="US" fo:font-weight="bold" officeooo:paragraph-rsid="0017c1c8" style:font-size-asian="12pt" style:font-weight-asian="bold" style:font-weight-complex="bold"/>
    </style:style>
    <style:style style:name="P96" style:family="paragraph" style:parent-style-name="Абзац_20_списка1" style:list-style-name="">
      <style:paragraph-properties fo:margin-left="0.635cm" fo:margin-right="0cm" fo:text-indent="0cm" style:auto-text-indent="false"/>
      <style:text-properties fo:font-size="12pt" fo:font-weight="bold" officeooo:paragraph-rsid="0017c1c8" style:font-size-asian="12pt" style:font-weight-asian="bold" style:font-weight-complex="bold"/>
    </style:style>
    <style:style style:name="P97" style:family="paragraph" style:parent-style-name="Абзац_20_списка1">
      <style:paragraph-properties fo:margin-left="0.635cm" fo:margin-right="0cm" fo:orphans="2" fo:widows="2" fo:text-indent="0cm" style:auto-text-indent="false"/>
      <style:text-properties fo:font-size="12pt" fo:font-weight="bold" officeooo:paragraph-rsid="0017c1c8" style:font-size-asian="12pt" style:font-weight-asian="bold"/>
    </style:style>
    <style:style style:name="T1" style:family="text">
      <style:text-properties fo:color="#000000" loext:opacity="100%" fo:font-size="12pt" style:font-name-asian="Times New Roman2" style:font-size-asian="12pt" style:font-size-complex="13pt"/>
    </style:style>
    <style:style style:name="T2" style:family="text">
      <style:text-properties fo:color="#000000" loext:opacity="100%" fo:font-size="12pt" style:font-name-asian="Times New Roman2" style:font-size-asian="12pt" style:font-style-complex="italic" style:font-weight-complex="bold"/>
    </style:style>
    <style:style style:name="T3" style:family="text">
      <style:text-properties fo:color="#000000" loext:opacity="100%" fo:font-size="12pt" fo:background-color="#ffffff" loext:char-shading-value="0" style:font-size-asian="12pt" style:font-size-complex="15pt"/>
    </style:style>
    <style:style style:name="T4" style:family="text">
      <style:text-properties fo:color="#000000" loext:opacity="100%" fo:font-size="12pt" fo:font-weight="bold" style:letter-kerning="true" style:font-name-asian="Times New Roman2" style:font-size-asian="12pt" style:font-weight-asian="bold" style:font-size-complex="13pt" style:font-weight-complex="bold"/>
    </style:style>
    <style:style style:name="T5" style:family="text">
      <style:text-properties style:font-size-complex="14pt" style:font-weight-complex="bold"/>
    </style:style>
    <style:style style:name="T6" style:family="text">
      <style:text-properties fo:font-size="13pt" style:font-size-asian="13pt" style:font-size-complex="13pt" style:font-weight-complex="bold"/>
    </style:style>
    <style:style style:name="T7" style:family="text">
      <style:text-properties fo:font-size="13pt" fo:font-weight="bold" style:font-size-asian="13pt" style:font-weight-asian="bold" style:font-size-complex="13pt" style:font-weight-complex="bold"/>
    </style:style>
    <style:style style:name="T8" style:family="text">
      <style:text-properties fo:font-weight="bold" style:font-weight-asian="bold" style:font-size-complex="13pt" style:font-weight-complex="bold"/>
    </style:style>
    <style:style style:name="T9" style:family="text">
      <style:text-properties fo:font-weight="bold" style:font-weight-asian="bold" style:font-weight-complex="bold"/>
    </style:style>
    <style:style style:name="T10" style:family="text">
      <style:text-properties style:font-size-complex="13pt" style:font-weight-complex="bold"/>
    </style:style>
    <style:style style:name="T11" style:family="text">
      <style:text-properties fo:font-size="12pt" fo:font-weight="bold" style:font-size-asian="12pt" style:font-weight-asian="bold"/>
    </style:style>
    <style:style style:name="T12" style:family="text">
      <style:text-properties fo:font-size="12pt" fo:font-weight="bold" style:font-size-asian="12pt" style:font-weight-asian="bold" style:font-weight-complex="bold"/>
    </style:style>
    <style:style style:name="T13" style:family="text">
      <style:text-properties fo:font-size="12pt" style:font-size-asian="12pt"/>
    </style:style>
    <style:style style:name="T14" style:family="text">
      <style:text-properties fo:font-size="12pt" style:font-size-asian="12pt" style:font-style-complex="italic"/>
    </style:style>
    <style:style style:name="T15" style:family="text">
      <style:text-properties fo:font-size="12pt" style:font-size-asian="12pt" style:font-size-complex="12pt"/>
    </style:style>
    <style:style style:name="T16" style:family="text">
      <style:text-properties fo:font-size="12pt" style:font-size-asian="12pt" style:font-name-complex="Calibri"/>
    </style:style>
    <style:style style:name="T17" style:family="text">
      <style:text-properties fo:font-size="12pt" style:font-name-asian="Times New Roman2" style:font-size-asian="12pt"/>
    </style:style>
    <style:style style:name="T18" style:family="text">
      <style:text-properties fo:font-size="12pt" fo:font-style="italic" style:font-size-asian="12pt" style:font-style-asian="italic" style:font-style-complex="italic"/>
    </style:style>
    <style:style style:name="T19" style:family="text">
      <style:text-properties fo:font-size="12pt" fo:language="en" fo:country="US" style:font-size-asian="12pt" style:font-name-complex="Calibri"/>
    </style:style>
    <style:style style:name="T20" style:family="text">
      <style:text-properties style:font-name="Times New Roman" fo:font-size="12pt" style:font-size-asian="12pt" style:font-size-complex="12pt"/>
    </style:style>
    <style:style style:name="T21"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span text:style-name="T5">Приложение № 1 к приказу</text:span></text:h>
      <text:h text:style-name="P54" text:outline-level="1"><text:span text:style-name="T5">№ 22/24 от </text:span><text:span text:style-name="T5"><text:database-display text:table-name="" text:table-type="table" text:column-name="DocDate">25.12.2024</text:database-display></text:span><text:span text:style-name="T5"><text:s/>г.</text:span></text:h>
      <text:h text:style-name="P54" text:outline-level="1"><text:span text:style-name="T6"><text:s/></text:span></text:h>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7" text:outline-level="1"><text:span text:style-name="T8">ПОЛОЖЕНИЕ ОБ ОБРАБОТКЕ ПЕРСОНАЛЬНЫХ ДАННЫХ </text:span></text:h>
      <text:p text:style-name="P56"/>
      <text:p text:style-name="P56"/>
      <text:p text:style-name="P58"><text:span text:style-name="T7"><text:database-display text:table-name="" text:table-type="table" text:column-name="OrgNameUCase">ООО «ВОЛГА-ДЕНТ»</text:database-display></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8"><text:span text:style-name="T10"><text:database-display text:table-name="" text:table-type="table" text:column-name="OrgCity">г. Чебоксары</text:database-display></text:span></text:p>
      <text:p text:style-name="P58"><text:span text:style-name="T10"><text:database-display text:table-name="" text:table-type="table" text:column-name="yr">2024</text:database-display></text:span><text:span text:style-name="T10"><text:s/>г.</text:span></text:p>
      <text:p text:style-name="P59"/>
      <text:p text:style-name="P65"><text:span text:style-name="T12">1. ОБЩИЕ ПОЛОЖЕНИЯ</text:span></text:p>
      <text:p text:style-name="P49"><text:span text:style-name="T13">1.1. Настоящее Положение разработано в соответствии с Конституцией Российской Федерации, Трудовым Кодексом Российской Федерации от 30.12.2001 № 197-ФЗ, Гражданским Кодексом Российской Федерации, Федеральным законом от 27.07.2006 № 149-ФЗ «Об информации, информационных технологиях и о защите информации», Федеральным законом от 27.07.2006 № 152-ФЗ «О персональных данных», Постановлением Правительства Российской Федерации от 01.11.2012 № 1119 «Об утверждении требований к защите персональных данных при их обработке в информационных системах персональных данных», Постановлением Правительства Российской Федерации от 15.09.2008 № 687 «Об утверждении Положения об особенностях обработки персональных данных, осуществляемой без использования средств автоматизации», нормативно-методическими документами ФСТЭК России в сфере обработки персональных данных.</text:span></text:p>
      <text:p text:style-name="P49"><text:span text:style-name="T13">1.2. Положение определяет порядок и условия обработки персональных данных в </text:span><text:span text:style-name="T13"><text:database-display text:table-name="" text:table-type="table" text:column-name="OrgNameFullRod">Обществе с ограниченной ответственностью «Волга-Дент»</text:database-display></text:span><text:span text:style-name="T13">(далее – Учреждение) с использованием средств автоматизации и без использования таковых средств.</text:span></text:p>
      <text:h text:style-name="P4" text:outline-level="2"><text:span text:style-name="T13">1.3. Цель разработки настоящего Положения является обеспечение защиты прав и свобод субъектов персональных данных при обработке их персональных данных Учреждением, а также определение порядка сбора, записи, систематизации, накопления, хранения, уточнения (обновления, изменения), извлечения, использования, передачи (распространения, предоставления, доступа), обезличивания, блокирования, удаления, уничтожения персональных данных субъектов персональных данных, обеспечение защиты прав и свобод при обработке их персональных данных, а также установление ответственности должностных лиц, имеющих доступ к персональным данным, за невыполнение требований норм, регулирующих обработку и защиту персональных данных.</text:span></text:h>
      <text:p text:style-name="P64"><text:span text:style-name="T13"><text:tab/>1.4. Обработка персональных данных в Учреждении осуществляется в следующих целях:</text:span></text:p>
      <text:p text:style-name="P64"><text:span text:style-name="T13"><text:tab/></text:span><text:span text:style-name="T12">№ 1:</text:span></text:p>
      <text:p text:style-name="P64"><text:span text:style-name="T12">Цель обработки данных:</text:span><text:span text:style-name="T13"> Ведение кадрового и бухгалтерского учета</text:span></text:p>
      <text:p text:style-name="P64"><text:span text:style-name="T12">Действие с записью цели:</text:span><text:span text:style-name="T13"> добавить запись</text:span></text:p>
      <text:p text:style-name="P64"><text:span text:style-name="T12">Категории персональных данных</text:span></text:p>
      <text:p text:style-name="P60"><text:span text:style-name="T12">Персональные данные</text:span><text:span text:style-name="T13"><text:line-break/>фамилия, имя, отчество; год рождения; месяц рождения; дата рождения; место рождения; семейное положение; социальное положение; имущественное положение; доходы; пол; адрес электронной почты; адрес места жительства; адрес регистрации; номер телефона; СНИЛС; ИНН; гражданство; данные документа, удостоверяющего личность; реквизиты банковской карты; профессия; должность; сведения о трудовой деятельности (в том числе стаж работы, данные о трудовой занятости на текущее время с указанием наименования и расчетного счета организации); отношение к воинской обязанности, сведения о воинском учете; сведения об образовании;<text:line-break/></text:span><text:span text:style-name="T12">Специальные категории персональных данных</text:span><text:span text:style-name="T13"><text:line-break/>сведения о состоянии здоровья; сведения о судимости;</text:span></text:p>
      <text:p text:style-name="P64"><text:span text:style-name="T12">Категории субъектов, персональные данные которых обрабатываются:</text:span></text:p>
      <text:p text:style-name="P64"><text:span text:style-name="T13">Работники; Соискатели; Родственники работников; Уволенные работники;</text:span></text:p>
      <text:p text:style-name="P64"><text:span text:style-name="T12">Правовое основание обработки персональных данных:</text:span></text:p>
      <text:p text:style-name="P64"><text:span text:style-name="T13">обработка персональных данных осуществляется с согласия субъекта персональных данных на обработку его персональных данных;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выполнения возложенных законодательством Российской Федерации на оператора функций, полномочий и обязанностей;;<text:line-break/>Трудовой кодекс Российской Федерации (ст. ст. 86-90), Гражданский кодекс российской Федерации, Федеральный закон от 21 ноября 2011 г. № 323-ФЗ "Об основах охраны здоровья граждан в Российской Федерации"; Федеральный закон от 29 ноября 2010 г. N 326-ФЗ "Об </text:span><text:soft-page-break/><text:span text:style-name="T13">обязательном медицинском страховании в Российской Федерации"; Федеральный закон от 06.12.2011 № 402-ФЗ «О бухгалтерском учете»; Приказ Министерства здравоохранения РФ от 31 декабря 2013 г. N 1159н "Об утверждении Порядка ведения персонифицированного учета при осуществлении медицинской деятельности лиц, участвующих в оказании медицинских услуг; Приказ Министерства здравоохранения Российской Федерации от 30.12.2014 № 956 н «Об информации, необходимой для проведения независимой оценки качества оказания услуг медицинскими организациями, и требованиях к содержанию и форме предоставления информации о деятельности медицинских организаций, размещаемой на официальных сайтах Министерства здравоохранения Российской Федерации, органов государственной власти субъектов Российской Федерации, органов местного самоуправления и медицинских организаций в информационно-телекоммуникационной сети «Интернет»; Лицензия на медицинскую деятельность (за исключением указанной деятельности, осуществляемой медицинскими организациями и другими организациями, входящими в частную систему здравоохранения, на территории инновационного центра «Сколково») рег. номер Л0-21-01-001039 от 17.03.2014 г., Устав (утвержден решением №03 единственного учредителя 09.09.2013 г.), согласие на обработку персональных данных, Положение об обработке персональных данных от 25.12.2024 г.</text:span></text:p>
      <text:p text:style-name="P64"><text:span text:style-name="T12">Перечень действий:</text:span></text:p>
      <text:p text:style-name="P64"><text:span text:style-name="T13">сбор; запись; систематизация; накопление; хранение; уточнение (обновление, изменение); извлечение; использование; передача (предоставление, доступ); удаление; уничтожение; распространение;</text:span></text:p>
      <text:p text:style-name="P64"><text:span text:style-name="T12">Способы обработки:</text:span></text:p>
      <text:p text:style-name="P64"><text:span text:style-name="T13">смешанная; с передачей по внутренней сети юридического лица; с передачей по сети Интернет;</text:span></text:p>
      <text:p text:style-name="P64"><text:span text:style-name="T12">№ 2:</text:span></text:p>
      <text:p text:style-name="P64"><text:span text:style-name="T12">Цель обработки данных:</text:span><text:span text:style-name="T13"> Обеспечение соблюдения законодательства РФ в сфере здравоохранения</text:span></text:p>
      <text:p text:style-name="P64"><text:span text:style-name="T12">Действие с записью цели:</text:span><text:span text:style-name="T13"> добавить запись</text:span></text:p>
      <text:p text:style-name="P64"><text:span text:style-name="T12">Категории персональных данных</text:span></text:p>
      <text:p text:style-name="P60"><text:span text:style-name="T12">Персональные данные</text:span><text:span text:style-name="T13"><text:line-break/>фамилия, имя, отчество; год рождения; месяц рождения; дата рождения; место рождения; семейное положение; социальное положение; пол; адрес электронной почты; адрес места жительства; адрес регистрации; номер телефона; СНИЛС; ИНН; гражданство; данные документа, удостоверяющего личность; профессия; должность; отношение к воинской обязанности, сведения о воинском учете; сведения об образовании;<text:line-break/></text:span><text:span text:style-name="T12">Специальные категории персональных данных</text:span><text:span text:style-name="T13"><text:line-break/>сведения о состоянии здоровья;<text:line-break/></text:span><text:span text:style-name="T12">а также:</text:span><text:span text:style-name="T13"><text:line-break/>номер медицинской карты; название страховой организации, номер страхового полиса ОМС, ДМС; возраст; наличие инвалидности; сведения о перемене адреса и места работы; сведения о воинской обязанности; сведения о наличии льгот; социальный статус; категория льгот; группа здоровья; номер амбулаторной карты; диагноз; сведения о заболеваниях; группа крови, лекарственная непереносимость; тип работы – основная или по совместительству; номер листка, выданный по основному месту работы; причина нетрудоспособности, код, номер листа нетрудоспособности; возраст; фамилия и инициалы врача или идентификационный номер; номер больничного листа, выданного в продолжение этому; номер истории болезни пациента, которому выписан больничный лист; сведения о состоянии на учете в государственных Обществах службы занятости; сведения, указанные в анамнезе; результат обращения за медицинской помощью; сведения об оказанных медицинских услугах; сведения о медицинских вмешательствах; рекомендации врачей; снимок; жалобы; сведения о лечениях; форма лица; сведения об обследованиях; данные рентгеновских </text:span><text:soft-page-break/><text:span text:style-name="T13">лабораторных исследований; сумма; сведения о наблюдениях; сведения об операции; вид исследования; сведения о полости рта.</text:span></text:p>
      <text:p text:style-name="P64"><text:span text:style-name="T12">Категории субъектов, персональные данные которых обрабатываются:</text:span></text:p>
      <text:p text:style-name="P64"><text:span text:style-name="T13">Клиенты; Законные представители;</text:span></text:p>
      <text:p text:style-name="P64"><text:span text:style-name="T12">Правовое основание обработки персональных данных:</text:span></text:p>
      <text:p text:style-name="P64"><text:span text:style-name="T13">обработка персональных данных осуществляется с согласия субъекта персональных данных на обработку его персональных данных; обработка персональных данных необходима для исполнения договора, стороной которого либо выгодоприобретателем или поручителем по которому является субъект персональных данных, а также для заключения договора по инициативе субъекта персональных данных или договора, по которому субъект персональных данных будет являться выгодоприобретателем или поручителем. Заключаемый с субъектом персональных данных договор не может содержать положения, ограничивающие права и свободы субъекта персональных данных,;<text:line-break/>Гражданский кодекс российской Федерации, Федеральный закон от 21 ноября 2011 г. № 323-ФЗ "Об основах охраны здоровья граждан в Российской Федерации"; Федеральный закон от 29 ноября 2010 г. N 326-ФЗ "Об обязательном медицинском страховании в Российской Федерации"; Постановление Правительства РФ от 04.10.2012 № 1006 «Об утверждении Правил предоставления медицинскими организациями платных медицинских услуг»; Приказ Министерства здравоохранения и социального развития Российской Федерации от 23.04.2012 № 390н «Об утверждении Перечня определенных видов медицинских вмешательств, на которые граждане дают информированное добровольное согласие при выборе врача и медицинской организации для получения первичной медико-санитарной помощи»; Лицензия на медицинскую деятельность (за исключением указанной деятельности, осуществляемой медицинскими организациями и другими организациями, входящими в частную систему здравоохранения, на территории инновационного центра «Сколково») номер Л0-21-01-001039 от 17.03.2014 г., Устав (утвержден решением №03 единственного учредителя 09.09.2013 г.), согласие на обработку персональных данных, Положение об обработке персональных данных от 25.12.2024 г.</text:span></text:p>
      <text:p text:style-name="P64"><text:span text:style-name="T12">Перечень действий:</text:span></text:p>
      <text:p text:style-name="P64"><text:span text:style-name="T13">сбор; запись; систематизация; накопление; хранение; уточнение (обновление, изменение); извлечение; использование; передача (предоставление, доступ); удаление; уничтожение; распространение;</text:span></text:p>
      <text:p text:style-name="P64"><text:span text:style-name="T12">Способы обработки:</text:span></text:p>
      <text:p text:style-name="P64"><text:span text:style-name="T13">смешанная; с передачей по внутренней сети юридического лица; с передачей по сети Интернет;1.7. В настоящем Положении используются следующие понятия, термины и сокращения: </text:span></text:p>
      <text:p text:style-name="P42"><text:span text:style-name="T11">Персональные данные (ПДн)</text:span><text:span text:style-name="T13"> – любая информация, относящаяся к прямо или косвенно определенному или определяемому физическому лицу (субъекту персональных данных.</text:span></text:p>
      <text:p text:style-name="P42"><text:span text:style-name="T11">Оператор</text:span><text:span text:style-name="T13"> - государственный орган, муниципальный орган, юридическое или физическое лицо, самостоятельно или совместно с другими лицами организующие и (или) осуществляющие обработку персональных данных, а также определяющие цели обработки персональных данных, состав персональных данных, подлежащих обработке, действия (операции), совершаемые с персональными данными;</text:span></text:p>
      <text:p text:style-name="P42"><text:span text:style-name="T11">Обработка персональных данных</text:span><text:span text:style-name="T13"> – любое действие (операция) или совокупность действий (операций), совершаемых с использованием средств автоматизации или без использования таких средств с персональными данными, включая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уничтожение персональных данных.</text:span></text:p>
      <text:h text:style-name="P4" text:outline-level="2"><text:span text:style-name="T11">Автоматизированная обработка персональных данных</text:span><text:span text:style-name="T13"> - обработка персональных данных с помощью средств вычислительной техники.</text:span></text:h>
      <text:h text:style-name="P4" text:outline-level="2"><text:soft-page-break/><text:span text:style-name="T11">Распространение персональных данных</text:span><text:span text:style-name="T13"> - действия, направленные на раскрытие персональных данных неопределенному кругу лиц.</text:span></text:h>
      <text:h text:style-name="P4" text:outline-level="2"><text:span text:style-name="T11">Предоставление персональных данных</text:span><text:span text:style-name="T13"> - действия, направленные на раскрытие персональных данных определенному лицу или определенному кругу лиц.</text:span></text:h>
      <text:h text:style-name="P4" text:outline-level="2"><text:span text:style-name="T11">Блокирование персональных данных</text:span><text:span text:style-name="T13"> - временное прекращение обработки персональных данных (за исключением случаев, если обработка необходима для уточнения персональных данных).</text:span></text:h>
      <text:h text:style-name="P4" text:outline-level="2"><text:span text:style-name="T11">Уничтожение персональных данных</text:span><text:span text:style-name="T13"> - действия, в результате которых становится невозможным восстановить содержание персональных данных в информационной системе персональных данных и (или) в результате которых уничтожаются материальные носители персональных данных.</text:span></text:h>
      <text:h text:style-name="P4" text:outline-level="2"><text:span text:style-name="T11">Обезличивание персональных данных</text:span><text:span text:style-name="T13"> - действия, в результате которых становится невозможным без использования дополнительной информации определить принадлежность персональных данных конкретному субъекту персональных данных.</text:span></text:h>
      <text:h text:style-name="P4" text:outline-level="2"><text:span text:style-name="T11">Информационная система персональных данных</text:span><text:span text:style-name="T13"> - совокупность содержащихся в базах данных персональных данных и обеспечивающих их обработку информационных технологий и технических средств.</text:span></text:h>
      <text:h text:style-name="P4" text:outline-level="2"><text:span text:style-name="T11">Трансграничная передача персональных данных</text:span><text:span text:style-name="T13"> - передача персональных данных на территорию иностранного государства органу власти иностранного государства, иностранному физическому лицу или иностранному юридическому лицу.</text:span></text:h>
      <text:h text:style-name="P4" text:outline-level="2"><text:span text:style-name="T11">Конфиденциальность персональных данных</text:span><text:span text:style-name="T13"> - обязанность оператора и иных лиц, получивших доступ к персональным данным, не раскрывать третьим лицам и не распространять персональные данные без согласия субъекта персональных данных, если иное не предусмотрено федеральным законом.</text:span></text:h>
      <text:p text:style-name="P42"><text:span text:style-name="T11">Субъект (персональных данных)</text:span><text:span text:style-name="T13"> - физическое лицо, определяемое на основании персональных данных, обрабатываемых в Учреждении.</text:span></text:p>
      <text:p text:style-name="P5"><text:span text:style-name="T13">1.8. Настоящее Положение и изменения к нему утверждаются руководителем Учреждения.</text:span></text:p>
      <text:p text:style-name="P5"><text:span text:style-name="T13">1.9. Настоящее Положение вступает в силу с момента его утверждения и действует бессрочно, до замены его новым Положением.</text:span></text:p>
      <text:p text:style-name="P5"><text:span text:style-name="T13">1.10. Настоящее Положение является обязательным для исполнения всеми работниками Учреждения, непосредственно осуществляющими обработку персональных данных и (или) имеющими доступ к персональным данным. Все работники Учреждения должны быть ознакомлены с настоящим Положением и изменениями к нему под роспись.</text:span></text:p>
      <text:p text:style-name="P5"><text:span text:style-name="T13">1.11. Настоящее Положение подлежит пересмотру в ходе периодического анализа со стороны руководства Учреждения, а также в случаях изменения законодательства Российской Федерации в области персональных данных.</text:span></text:p>
      <text:p text:style-name="P5"><text:span text:style-name="T13">1.12. Настоящее положение подлежит опубликованию на официальном сайте Учреждения в течение 10 дней после его утверждения. </text:span></text:p>
      <text:h text:style-name="P2" text:outline-level="1"><text:span text:style-name="T20">2.СОСТАВ ПЕРСОНАЛЬНЫХ ДАННЫХ</text:span></text:h>
      <text:p text:style-name="P49"/>
      <text:p text:style-name="P3">2.1.<text:tab/><text:bookmark text:name="_GoBack"/><text:span text:style-name="T21">К документам (в бумажном и (или) электронном виде), содержащим персональные данные работников Учреждении, относятся:</text:span></text:p>
      <text:p text:style-name="P6"><text:span text:style-name="T13">- паспорт или иной документ, удостоверяющий личность;</text:span></text:p>
      <text:p text:style-name="P6"><text:span text:style-name="T13">- свидетельство о постановке на учет в налоговом органе и присвоении ИНН;</text:span></text:p>
      <text:p text:style-name="P6"><text:span text:style-name="T13">- страховое пенсионное свидетельство;</text:span></text:p>
      <text:p text:style-name="P6"><text:span text:style-name="T13">- документ воинского учета;</text:span></text:p>
      <text:p text:style-name="P6"><text:span text:style-name="T13">- документы об образовании, о квалификации или наличии специальных знаний или специальной подготовки;</text:span></text:p>
      <text:p text:style-name="P6"><text:span text:style-name="T13">- документы, содержащие сведения о заработной плате, доплатах и надбавках;</text:span></text:p>
      <text:p text:style-name="P6"><text:span text:style-name="T13">- заявление о приеме на работу;</text:span></text:p>
      <text:p text:style-name="P6"><text:span text:style-name="T13">- трудовой контракт (договор);</text:span></text:p>
      <text:p text:style-name="P6"><text:soft-page-break/><text:span text:style-name="T13">- приказ о приеме (форма Т-1, Т-1а);</text:span></text:p>
      <text:p text:style-name="P6"><text:span text:style-name="T13">- личная карточка работника (форма Т-2);</text:span></text:p>
      <text:p text:style-name="P6"><text:span text:style-name="T13">- личное дело работника;</text:span></text:p>
      <text:p text:style-name="P6"><text:span text:style-name="T13">- трудовая книжка;</text:span></text:p>
      <text:p text:style-name="P6"><text:span text:style-name="T13">- приказ (распоряжение) о переводе работника на другую работу (форма Т-5,Т-5а);</text:span></text:p>
      <text:p text:style-name="P6"><text:span text:style-name="T13">- приказ (распоряжение) о предоставлении отпуска работнику (форма Т-6);</text:span></text:p>
      <text:p text:style-name="P6"><text:span text:style-name="T13">- график отпусков (форма Т-7);</text:span></text:p>
      <text:p text:style-name="P6"><text:span text:style-name="T13">- заявление об увольнении;</text:span></text:p>
      <text:p text:style-name="P6"><text:span text:style-name="T13">- приказ (распоряжение) о прекращении (расторжении) трудового договора с работником (увольнении) (форма Т-8, Т-8а);</text:span></text:p>
      <text:p text:style-name="P6"><text:span text:style-name="T13">- приказ (распоряжение) о направлении работника в командировку (форма Т-9, Т-9а);</text:span></text:p>
      <text:p text:style-name="P6"><text:span text:style-name="T13">- командировочное удостоверение (форма Т-10);</text:span></text:p>
      <text:p text:style-name="P6"><text:span text:style-name="T13">- служебное задание для направления в командировки и отчет о его выполнении (форма Т-10а);</text:span></text:p>
      <text:p text:style-name="P6"><text:span text:style-name="T13">- приказ (распоряжение) о поощрении (наказании) работника (форма Т-11,Т-11а);</text:span></text:p>
      <text:p text:style-name="P6"><text:span text:style-name="T13">- справка с места работы;</text:span></text:p>
      <text:p text:style-name="P6"><text:span text:style-name="T13">- справка о доходах физического лица Ф № 2-НДФЛ;</text:span></text:p>
      <text:p text:style-name="P6"><text:span text:style-name="T13">- список работников, подлежащих обязательному медицинскому страхованию;</text:span></text:p>
      <text:p text:style-name="P6"><text:span text:style-name="T13">- резюме;</text:span></text:p>
      <text:p text:style-name="P6"><text:span text:style-name="T13">- журналы заведующего здравпунктом;</text:span></text:p>
      <text:p text:style-name="P6"><text:span text:style-name="T13">- карты прививок.</text:span></text:p>
      <text:p text:style-name="P6"><text:span text:style-name="T13">- табель учета использования рабочего времени (форма 0504421);</text:span></text:p>
      <text:p text:style-name="P6"><text:span text:style-name="T13">- платежная ведомость;</text:span></text:p>
      <text:p text:style-name="P6"><text:span text:style-name="T13">- договор о полной материальной ответственности с сотрудниками;</text:span></text:p>
      <text:p text:style-name="P6"><text:span text:style-name="T13">- карточка-справка (форма 0504417)</text:span></text:p>
      <text:p text:style-name="P6"><text:span text:style-name="T13">- реестр открытых счетов банковских карт сотрудников;</text:span></text:p>
      <text:p text:style-name="P6"><text:span text:style-name="T13">- список на зачисление денежных средств на счета банковских карт;</text:span></text:p>
      <text:p text:style-name="P6"><text:span text:style-name="T13">- свод начислений и удержаний по оплате труда;</text:span></text:p>
      <text:p text:style-name="P6"><text:span text:style-name="T13">- справка о среднем заработке;</text:span></text:p>
      <text:p text:style-name="P6"><text:span text:style-name="T13">- расходно-кассовый ордер;</text:span></text:p>
      <text:p text:style-name="P6"><text:span text:style-name="T13">- личный листок по учету кадров;</text:span></text:p>
      <text:p text:style-name="P6"><text:span text:style-name="T13">- список работников, подлежащих ОМС;</text:span></text:p>
      <text:p text:style-name="P6"><text:span text:style-name="T13">- копии справок МСЭК (для подтверждения инвалидности);</text:span></text:p>
      <text:p text:style-name="P6"><text:span text:style-name="T13">- бланки спецучета для бронирования ГПЗ;</text:span></text:p>
      <text:p text:style-name="P6"><text:span text:style-name="T13">- список военнообязанных сотрудников;</text:span></text:p>
      <text:p text:style-name="P6"><text:span text:style-name="T13">- письма о списании бланков спецучета, о зачислении на спецучет, о снятии со спецучета;</text:span></text:p>
      <text:p text:style-name="P6"><text:span text:style-name="T13">- представление к награждению ведомственными наградами;</text:span></text:p>
      <text:p text:style-name="P6"><text:span text:style-name="T13">- архивная справка для ПФР;</text:span></text:p>
      <text:p text:style-name="P6"><text:span text:style-name="T13">- справка для ПФР о льготном стаже;</text:span></text:p>
      <text:p text:style-name="P6"><text:span text:style-name="T13">- список работников, выходящих на пенсию по выслуге лет и по достижению возраста;</text:span></text:p>
      <text:p text:style-name="P6"><text:span text:style-name="T13">- книга учета движения трудовых книжек и вкладышей к ним;</text:span></text:p>
      <text:p text:style-name="P6"><text:span text:style-name="T13">- журнал регистрации листков нетрудоспособности;</text:span></text:p>
      <text:p text:style-name="P6"><text:span text:style-name="T13">- журнал регистрации трудовых договоров;</text:span></text:p>
      <text:p text:style-name="P6"><text:span text:style-name="T13">- журнал регистрации приказов по личному составу;</text:span></text:p>
      <text:p text:style-name="P6"><text:span text:style-name="T13">- журнал регистрации вводного инструктажа по охране труда;</text:span></text:p>
      <text:p text:style-name="P6"><text:span text:style-name="T13">- журнал регистрации инструктажа по противопожарной безопасности;</text:span></text:p>
      <text:p text:style-name="P6"><text:span text:style-name="T13">- журнал регистрации инструктажа на рабочем месте.</text:span></text:p>
      <text:p text:style-name="P7"><text:span text:style-name="T13">2.4. В Учреждении к персональным данным пациентов, родителей <text:s/>пациентов относятся следующие сведения: </text:span></text:p>
      <text:p text:style-name="P7"><text:span text:style-name="T17">- фамилия, имя отчество;</text:span></text:p>
      <text:p text:style-name="P7"><text:span text:style-name="T17">- год рождения, месяц рождения, дата рождения, место рождения; </text:span></text:p>
      <text:p text:style-name="P7"><text:soft-page-break/><text:span text:style-name="T17">- адрес, семейное положение, социальное положение, образование, профессия, <text:s/>состояние здоровья.</text:span></text:p>
      <text:p text:style-name="P7"><text:span text:style-name="T17">- номер медицинской карты; название страховой организации, номер страхового полиса ОМС, ДМС;</text:span></text:p>
      <text:p text:style-name="P7"><text:span text:style-name="T17">- СНИЛС; ИНН;</text:span></text:p>
      <text:p text:style-name="P7"><text:span text:style-name="T17">- адрес постоянного места жительства; адрес регистрации по месту пребывания;</text:span></text:p>
      <text:p text:style-name="P7"><text:span text:style-name="T17">- контактный телефон;</text:span></text:p>
      <text:p text:style-name="P7"><text:span text:style-name="T17">- адрес электронной почты;</text:span></text:p>
      <text:p text:style-name="P7"><text:span text:style-name="T17">- паспортные данные;</text:span></text:p>
      <text:p text:style-name="P7"><text:span text:style-name="T17">- пол;</text:span></text:p>
      <text:p text:style-name="P7"><text:span text:style-name="T17">- возраст</text:span></text:p>
      <text:p text:style-name="P7"><text:span text:style-name="T17">- гражданство;</text:span></text:p>
      <text:p text:style-name="P7"><text:span text:style-name="T17">- адрес регистрации;</text:span></text:p>
      <text:p text:style-name="P7"><text:span text:style-name="T17">- сведения о документе, удостоверяющем личность (вид, номер, серия дата, кем выдан);</text:span></text:p>
      <text:p text:style-name="P7"><text:span text:style-name="T17">- наличие инвалидности;</text:span></text:p>
      <text:p text:style-name="P7"><text:span text:style-name="T17">- место работы, профессия, должность;</text:span></text:p>
      <text:p text:style-name="P7"><text:span text:style-name="T17">- сведения о перемене адреса и места работы;</text:span></text:p>
      <text:p text:style-name="P7"><text:span text:style-name="T17">- сведения о воинской обязанности;</text:span></text:p>
      <text:p text:style-name="P7"><text:span text:style-name="T17">- сведения о наличии льгот;</text:span></text:p>
      <text:p text:style-name="P7"><text:span text:style-name="T17">- социальный статус;</text:span></text:p>
      <text:p text:style-name="P7"><text:span text:style-name="T17">- категория льгот;</text:span></text:p>
      <text:p text:style-name="P7"><text:span text:style-name="T17">- группа здоровья;</text:span></text:p>
      <text:p text:style-name="P7"><text:span text:style-name="T17">- номер амбулаторной карты;</text:span></text:p>
      <text:p text:style-name="P7"><text:span text:style-name="T17">- диагноз;</text:span></text:p>
      <text:p text:style-name="P7"><text:span text:style-name="T17">- сведения о заболеваниях;</text:span></text:p>
      <text:p text:style-name="P7"><text:span text:style-name="T17">- группа крови, лекарственная непереносимость</text:span></text:p>
      <text:p text:style-name="P7"><text:span text:style-name="T17">- пол;</text:span></text:p>
      <text:p text:style-name="P7"><text:span text:style-name="T17">- место работы – наименование организации;</text:span></text:p>
      <text:p text:style-name="P7"><text:span text:style-name="T17">- тип работы – основная или по совместительству;</text:span></text:p>
      <text:p text:style-name="P7"><text:span text:style-name="T17">- номер листка, выданный по основному месту работы;</text:span></text:p>
      <text:p text:style-name="P7"><text:span text:style-name="T17">- причина нетрудоспособности, код, номер листа нетрудоспособности;</text:span></text:p>
      <text:p text:style-name="P7"><text:span text:style-name="T17">- возраст;</text:span></text:p>
      <text:p text:style-name="P7"><text:span text:style-name="T17">- фамилия и инициалы врача или идентификационный номер;</text:span></text:p>
      <text:p text:style-name="P7"><text:span text:style-name="T17">- номер больничного листа, выданного в продолжение этому</text:span></text:p>
      <text:p text:style-name="P7"><text:span text:style-name="T17">- номер истории болезни пациента, которому выписан больничный лист;</text:span></text:p>
      <text:p text:style-name="P7"><text:span text:style-name="T17">- сведения о состоянии на учете в государственных Обществах службы занятости;</text:span></text:p>
      <text:p text:style-name="P7"><text:span text:style-name="T17">- сведения, указанные в анамнезе;</text:span></text:p>
      <text:p text:style-name="P7"><text:span text:style-name="T17">- результат обращения за медицинской помощью;</text:span></text:p>
      <text:p text:style-name="P7"><text:span text:style-name="T17">- сведения об оказанных медицинских услугах; сведения о медицинских вмешательствах;</text:span></text:p>
      <text:p text:style-name="P7"><text:span text:style-name="T17">- рекомендации врачей.</text:span></text:p>
      <text:p text:style-name="P7"><text:span text:style-name="T17">- снимок; жалобы; сведения о лечениях; форма лица; сведения об обследованиях; данные рентгеновских лабораторных исследований; сумма; сведения о наблюдениях; сведения об операции; вид исследования; сведения о полости рта.</text:span></text:p>
      <text:p text:style-name="P7"><text:span text:style-name="T17">2.5.</text:span><text:span text:style-name="T13"> К документам (в бумажном и (или) электронном виде), содержащим персональные данные пациентов ООО «Волга-Дент», относятся:</text:span></text:p>
      <text:p text:style-name="P7"><text:span text:style-name="T13">- Медицинская карта ортодонтического пациента форма ;043-1/у</text:span></text:p>
      <text:p text:style-name="P7"><text:span text:style-name="T13">- Справка о прохождении медицинского осмотра;</text:span></text:p>
      <text:p text:style-name="P7"><text:span text:style-name="T13">- Справка о состоянии здоровья несовершеннолетних;</text:span></text:p>
      <text:p text:style-name="P7"><text:span text:style-name="T13">- Доверенность;</text:span></text:p>
      <text:p text:style-name="P7"><text:span text:style-name="T13">- Информационное добровольное согласие на медицинское вмешательство;</text:span></text:p>
      <text:p text:style-name="P7"><text:span text:style-name="T13">- Информационное согласие на исследование/манипуляцию;</text:span></text:p>
      <text:p text:style-name="P7"><text:span text:style-name="T13">- Договор на оказание платных медицинских услуг;</text:span></text:p>
      <text:p text:style-name="P7"><text:soft-page-break/><text:span text:style-name="T13">Выписка из медицинской карты амбулаторного (стационарного) больного, форма №027/у;</text:span></text:p>
      <text:p text:style-name="P7"><text:span text:style-name="T13">- Листок нетрудоспособности;</text:span></text:p>
      <text:p text:style-name="P7"><text:span text:style-name="T13">— Книга регистрации листков нетрудоспособности, форма ОЗ6—у;</text:span></text:p>
      <text:p text:style-name="P7"><text:span text:style-name="T13">— Медицинская карта стоматологического больного, форма № О43/у;</text:span></text:p>
      <text:p text:style-name="P7"><text:span text:style-name="T13">— Медицинские заключения;</text:span></text:p>
      <text:p text:style-name="P7"><text:span text:style-name="T13">— ЛИСТОК ежедневного учета работы врача—стоматолога (зубного врача) стоматологической поликлиники, отделения, кабинета (форма № 037/у-88);</text:span></text:p>
      <text:p text:style-name="P7"><text:span text:style-name="T13">— Справка о временной нетрудоспособности студентов‚ учащих профтехучилищ 0 болезнях, карантине ребенка, посещающего школу, детское дошкольное учреждение (форма 095/у);</text:span></text:p>
      <text:p text:style-name="P7"><text:span text:style-name="T13">— Журнал учета процедур;</text:span></text:p>
      <text:p text:style-name="P7"><text:span text:style-name="T13">— Согласие пациента на предложенный план лечения;</text:span></text:p>
      <text:p text:style-name="P7"><text:span text:style-name="T13">— Книга регистрации амбулаторных листков нетрудоспособностей;</text:span></text:p>
      <text:p text:style-name="P7"><text:span text:style-name="T13">2.6. К персональным данным посетителей сайта относятся:</text:span></text:p>
      <text:p text:style-name="P7"><text:span text:style-name="T13">имя, номер телефона.</text:span></text:p>
      <text:p text:style-name="P43"/>
      <text:list xml:id="list587620422" text:style-name="WWNum29">
        <text:list-item>
          <text:h text:style-name="P47" text:outline-level="1"><text:span text:style-name="T12">ОСНОВНЫЕ ПРИНЦИПЫ ОБРАБОТКИ ПЕРСОНАЛЬНЫХ ДАННЫХ </text:span></text:h>
        </text:list-item>
      </text:list>
      <text:h text:style-name="P66" text:outline-level="1"/>
      <text:p text:style-name="P8"><text:span text:style-name="T13">Обработка персональных данных осуществляется на основе следующих принципов:</text:span></text:p>
      <text:h text:style-name="P4" text:outline-level="2"><text:span text:style-name="T13">3.1. Обработка персональных данных осуществляется на законной и справедливой основе.</text:span></text:h>
      <text:h text:style-name="P4" text:outline-level="2"><text:span text:style-name="T13">3.2. Обработка персональных данных ограничивается достижением конкретных, заранее определенных и законных целей. Не допускается обработка персональных данных, несовместимая с целями сбора персональных данных.</text:span></text:h>
      <text:h text:style-name="P4" text:outline-level="2"><text:span text:style-name="T13">3.3. Не допускается объединение баз данных, содержащих персональные данные, обработка которых осуществляется в целях, несовместимых между собой.</text:span></text:h>
      <text:h text:style-name="P4" text:outline-level="2"><text:span text:style-name="T13">3.4. Обработке подлежат только персональные данные, которые отвечают целям их обработки.</text:span></text:h>
      <text:h text:style-name="P4" text:outline-level="2"><text:span text:style-name="T13">3.5. Содержание и объем обрабатываемых персональных данных соответствуют заявленным целям обработки. Обрабатываемые персональные данные не являются избыточными по отношению к заявленным целям их обработки.</text:span></text:h>
      <text:h text:style-name="P4" text:outline-level="2"><text:span text:style-name="T13">3.6. При обработке персональных данных обеспечены точность персональных данных, их достаточность, а в необходимых случаях и актуальность по отношению к целям обработки персональных данных. Оператор принимает необходимые меры либо обеспечивает их принятие по удалению или уточнению неполных или неточных данных.</text:span></text:h>
      <text:h text:style-name="P4" text:outline-level="2"><text:span text:style-name="T13">3.7. Хранение персональных данных осуществляется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является субъект персональных данных. Обрабатываемые персональные данные в Учреждении подлежат уничтожению либо обезличиванию по достижении целей обработки или в случае утраты необходимости в достижении этих целей, если иное не предусмотрено федеральным законом.</text:span></text:h>
      <text:h text:style-name="P44" text:outline-level="2"/>
      <text:h text:style-name="P44" text:outline-level="2"/>
      <text:list xml:id="list123112980112193" text:continue-numbering="true" text:style-name="WWNum29">
        <text:list-item>
          <text:h text:style-name="P67" text:outline-level="1"><text:span text:style-name="T12">ОБРАБОТКА ПЕРСОНАЛЬНЫХ ДАННЫХ</text:span></text:h>
        </text:list-item>
      </text:list>
      <text:h text:style-name="P68" text:outline-level="1"/>
      <text:p text:style-name="P9"><text:span text:style-name="T13">4.1. <text:tab/>В целях обеспечения прав и свобод человека и гражданина<text:line-break/>работники Учреждения при обработке персональных данных субъектов персональных данных, обязаны соблюдать следующие общие требования:</text:span></text:p>
      <text:p text:style-name="P10"><text:span text:style-name="T13">4.1.1. Обработка персональных данных осуществляется исключительно в целях обеспечения соблюдения законов и иных нормативных правовых актов, содействия работникам в трудоустройстве, их обучении и продвижении по службе, обеспечения личной безопасности, контроля количества и качества выполняемой работы и обеспечения сохранности персональных данных.</text:span></text:p>
      <text:p text:style-name="P10"><text:soft-page-break/><text:span text:style-name="T13">4.1.2. При определении объема и содержания, обрабатываемых персональных данных работники Учреждения должны руководствоваться Конституцией Российской Федерации, Трудовым Кодексом Российской Федерации и иными федеральными законами.</text:span></text:p>
      <text:p text:style-name="P10"><text:span text:style-name="T13">4.1.3. Обработка специальных категорий персональных данных, касающихся расовой, национальной принадлежности, политических взглядов, религиозных или философских убеждений, состояния здоровья, интимной жизни, не допускается, за исключением случаев, предусмотренных, Федеральным законом от 27.07.2006 № 152-ФЗ «О персональных данных».</text:span></text:p>
      <text:p text:style-name="P10"><text:span text:style-name="T13">4.1.4. Обработка персональных данных в Учреждении осуществляется только специально уполномоченными лицами, перечень которых утверждается внутренним приказом, при этом указанные в приказе работники должны иметь право получать только те персональные данные субъекта, которые необходимы для выполнения непосредственных должностных обязанностей.</text:span></text:p>
      <text:p text:style-name="P10"><text:span text:style-name="T13">4.1.5. Использование персональных данных возможно только в соответствии с целями, определившими их получение. Персональные данные не могут быть использованы в целях причинения имущественного и морального вреда гражданам, затруднения реализации прав и свобод граждан Российской Федерации.</text:span></text:p>
      <text:p text:style-name="P10"><text:span text:style-name="T13">4.1.6. При принятии решений, затрагивающих интересы субъекта, работники оператора не имеют права основываться на персональных данных субъекта, полученных исключительно в результате их автоматизированной обработки.</text:span></text:p>
      <text:p text:style-name="P42"><text:span text:style-name="T13">4.2. Получение персональных данных.</text:span></text:p>
      <text:p text:style-name="P11"><text:span text:style-name="T13">4.2.1. Субъект персональных данных принимает решение о предоставлении его персональных данных и дает согласие на их обработку свободно, своей волей и в своем интересе. Согласие на обработку персональных данных должно быть конкретным, предметным, информированным, сознательным и однозначным. Согласие на обработку персональных данных может быть дано субъектом персональных данных или его представителем в любой позволяющей подтвердить факт его получения форме, если иное не установлено федеральным законом. В случае получения согласия на обработку персональных данных от представителя субъекта персональных данных полномочия данного представителя на дачу согласия от имени субъекта персональных данных проверяются оператором. </text:span></text:p>
      <text:p text:style-name="P11"><text:span text:style-name="T13">4.2.2. В случаях, предусмотренных федеральным законом, обработка персональных данных осуществляется только с согласия в письменной форме субъекта персональных данных. Равнозначным содержащему собственноручную подпись субъекта персональных данных согласию в письменной форме на бумажном носителе признается согласие в форме электронного документа, подписанного в соответствии с федеральным законом электронной подписью. Согласие в письменной форме субъекта персональных данных на обработку его персональных данных должно включать в себя, в частности:</text:span></text:p>
      <text:p text:style-name="P14"><text:span text:style-name="T13">- фамилию, имя, отчество, адрес субъекта, номер основного документа, удостоверяющего его личность, сведения о дате выдачи указанного документа и выдавшем его органе;</text:span></text:p>
      <text:p text:style-name="P14"><text:span text:style-name="T13">- фамилию, имя, отчество, адрес представителя субъекта персональных данных, номер основного документа, удостоверяющего его личность, сведения о дате выдачи указанного документа и выдавшем его органе, реквизиты доверенности или иного документа, подтверждающего полномочия этого представителя (при получении согласия от представителя субъекта персональных данных);</text:span></text:p>
      <text:list xml:id="list1307923835" text:style-name="WWNum7">
        <text:list-item>
          <text:p text:style-name="P15"><text:span text:style-name="T13">наименование или фамилию, имя, отчество и адрес оператора, получающего согласие субъекта персональных данных;</text:span></text:p>
        </text:list-item>
        <text:list-item>
          <text:p text:style-name="P15"><text:span text:style-name="T13">цель обработки персональных данных;</text:span></text:p>
        </text:list-item>
        <text:list-item text:style-override="WWNum11">
          <text:p text:style-name="P12"><text:span text:style-name="T13">перечень персональных данных, на обработку которых дается согласие субъекта персональных данных;</text:span></text:p>
        </text:list-item>
        <text:list-item text:style-override="WWNum11">
          <text:p text:style-name="P12"><text:span text:style-name="T13">наименование или фамилию, имя, отчество и адрес лица, осуществляющего обработку персональных данных по поручению, если обработка будет поручена такому лицу;</text:span></text:p>
        </text:list-item>
        <text:list-item text:style-override="WWNum11">
          <text:p text:style-name="P12"><text:soft-page-break/><text:span text:style-name="T13">перечень действий с персональными данными, на совершение которых дается согласие, общее описание используемых оператором способов обработки персональных данных;</text:span></text:p>
        </text:list-item>
      </text:list>
      <text:p text:style-name="P17"><text:span text:style-name="T13">- срок, в течение которого действует согласие, а также способ его отзыва;</text:span></text:p>
      <text:p text:style-name="P17"><text:span text:style-name="T13">- </text:span><text:span text:style-name="T17">подпись субъекта персональных данных.</text:span></text:p>
      <text:p text:style-name="P11"><text:span text:style-name="T13">4.2.3. Для осуществления обработки персональных данных субъектов персональных данных оператору необходимо получать согласие на обработку их персональных данных, и на передачу персональных данных третьим лицам по форме, представленной в Приложении № 1 к настоящему Положению. </text:span></text:p>
      <text:p text:style-name="P9"><text:span text:style-name="T13">4.2.4. Согласие на обработку персональных данных может быть отозвано субъектом персональных данных. Форма отзыва согласия на обработку персональных данных представлена в Приложении № 2 к настоящему Положению. В случае отзыва субъектом персональных данных согласия на обработку персональных данных оператор вправе продолжить обработку персональных данных без согласия субъекта персональных данных при наличии оснований, указанных в пунктах 2 - 11 части 1 статьи 6, части 2 статьи 10 и части 2 статьи 11 Федерального закона от 27.07.2006 № 152-ФЗ «О персональных данных».</text:span></text:p>
      <text:p text:style-name="P9"><text:span text:style-name="T13">4.2.5. При возникновении необходимости получения персональных данных субъекта от третьих лиц, от субъекта должно быть получено письменное согласие. Форма согласия субъекта на получение его персональных данных от третьих лиц представлена в Приложении № 3 к настоящему Положению.</text:span></text:p>
      <text:p text:style-name="P9"><text:span text:style-name="T13">4.2.6. В случае получения персональных данных от третьего лица субъект, персональные данные которого были получены, должен быть уведомлен об этом. Форма уведомления представлена в Приложении № 4 к настоящему Положению.</text:span></text:p>
      <text:p text:style-name="P42"><text:span text:style-name="T13">4.2.7. В уведомлении необходимо сообщить о целях, способах и источниках получения персональных данных, а также о характере подлежащих получению персональных данных и возможных последствиях отказа субъекта дать письменное согласие на их получение.</text:span></text:p>
      <text:p text:style-name="P18"><text:span text:style-name="T13">4.2.8. Сведения, которые характеризуют физиологические и биологические особенности человека и на основе которых можно установить его личность (биометрические персональные данные), и которые используются Учреждением для установления личности субъекта персональных данных, могут обрабатываться в Учреждении только при наличии согласия субъекта в письменной форме.</text:span></text:p>
      <text:p text:style-name="P18"><text:span text:style-name="T13">Оператор не вправе отказывать в обслуживании в случае отказа субъекта персональных данных предоставить биометрические персональные данные и (или) дать согласие на обработку персональных данных, если в соответствии с федеральным законом получение оператором согласия на обработку персональных данных не является обязательным.</text:span></text:p>
      <text:p text:style-name="P18"><text:span text:style-name="T13">4.2.9. В случае смерти субъекта согласие на обработку его персональных данных дают наследники субъекта персональных данных, если такое согласие не было дано субъектом при его жизни.</text:span></text:p>
      <text:p text:style-name="P18"><text:span text:style-name="T13">4.2.10. В случае недееспособности субъекта персональных данных согласие на обработку его персональных данных дает законный представитель субъекта персональных данных.</text:span></text:p>
      <text:p text:style-name="P42"><text:span text:style-name="T13">4.3. Доступ к персональным данным.</text:span></text:p>
      <text:p text:style-name="P42"><text:span text:style-name="T13">4.3.1. Перечень работников (фамилии, имена, отчества и должности), осуществляющих обработку персональных данных, как в бумажном, так и в электронном виде и (или) имеющих доступ к персональным данным, утверждается внутренним приказом. При этом указанные лица должны иметь право получать только те персональные данные субъектов, которые необходимы для выполнения непосредственных должностных обязанностей. Доступ к персональным данным работников Учреждении, не входящих в вышеуказанный перечень, запрещается. </text:span></text:p>
      <text:p text:style-name="P42"><text:span text:style-name="T13">4.3.2. Процедура оформления доступа к персональным данным включает в себя:</text:span></text:p>
      <text:list xml:id="list123112889313672" text:continue-list="list1307923835" text:style-name="WWNum5">
        <text:list-item>
          <text:p text:style-name="P19"><text:span text:style-name="T13">ознакомление работников с настоящим Положением, инструкцией пользователя ИСПДн, Политикой информационной безопасности и другими нормативными актами, регулирующими обработку и защиту персональных данных в Учреждении, под роспись;</text:span></text:p>
        </text:list-item>
        <text:list-item>
          <text:p text:style-name="P19"><text:soft-page-break/><text:span text:style-name="T13">подписание работником Соглашения о неразглашении персональных данных работника. Форма о соблюдении конфиденциальности персональных данных представлена в Приложении № 6 к настоящему Положению.</text:span></text:p>
        </text:list-item>
      </text:list>
      <text:p text:style-name="P61"><text:span text:style-name="T13"><text:tab/>4.3.3. Выдача документов, содержащих персональные данные работников осуществляется в соответствии со ст. 62 Трудового кодекса РФ с соблюдением следующей процедуры:</text:span></text:p>
      <text:p text:style-name="P61"><text:span text:style-name="T13"><text:tab/>- заявление работника о выдаче того или иного документа на имя специалиста по кадрам;</text:span></text:p>
      <text:p text:style-name="P61"><text:span text:style-name="T13"><text:tab/>- выдача заверенной копии (в количестве экземпляров, необходимом работнику) заявленного документа, либо справки о заявленном документе или сведениях, содержащихся в нем;</text:span></text:p>
      <text:p text:style-name="P61"><text:span text:style-name="T13"><text:tab/>- внесения соответствующих записей в Журнал учета выданной информации.</text:span></text:p>
      <text:p text:style-name="P61"><text:span text:style-name="T13"><text:tab/>4.3.4. Всем работникам оператора снимать какие-либо копии, делать выписки, изымать документы (либо их копии) из личного дела категорически запрещено.</text:span></text:p>
      <text:p text:style-name="P20"><text:span text:style-name="T13">4.4. Обеспечение конфиденциальности персональных данных.</text:span></text:p>
      <text:p text:style-name="P21"><text:span text:style-name="T13">4.4.1. Персональные данные относятся к категории конфиденциальной информации.</text:span></text:p>
      <text:p text:style-name="P21"><text:span text:style-name="T13">4.4.2. Работниками оператора, получающими доступ к персональным данным, должна обеспечиваться конфиденциальность таких данных. Работники Оператора получившие доступ к персональным данным, не раскрывают третьим лицам и не распространяют персональные данные без согласия субъекта персональных данных, если иное не предусмотрено федеральным законом.</text:span></text:p>
      <text:p text:style-name="P21"><text:span text:style-name="T13">4.4.3. Учреждение вправе поручить обработку персональных данных другому лицу с согласия субъекта персональных данных, если иное не предусмотрено федеральным законом, на основании заключаемого с этим лицом договора, в том числе государственного или муниципального контракта, либо путем принятия государственным органом или муниципальным органом соответствующего акта (далее - поручение оператора). Лицо, осуществляющее обработку персональных данных по поручению Учреждения, обязано соблюдать принципы и правила обработки персональных данных, предусмотренные настоящим Федеральным законом, соблюдать конфиденциальность персональных данных, принимать необходимые меры, направленные на обеспечение выполнения обязанностей, предусмотренных настоящим Федеральным законом. </text:span></text:p>
      <text:p text:style-name="P21"><text:span text:style-name="T13">В поручении должны быть определены перечень персональных данных, перечень действий (операций) с персональными данными, которые будут совершаться лицом, осуществляющим обработку персональных данных, цели их обработки, должна быть установлена обязанность такого лица соблюдать конфиденциальность персональных данных, требования, предусмотренные частью 5 статьи 18 и статьей 18.1 Федерального закона от 27.07.2006 № 152-ФЗ «О персональных данных», обязанность по запросу оператора персональных данных в течение срока действия поручения, в том числе до обработки персональных данных, предоставлять документы и иную информацию, подтверждающие принятие мер и соблюдение в целях исполнения поручения требований, установленных в соответствии с настоящей статьей, обязанность обеспечивать безопасность персональных данных при их обработке, а также должны быть указаны требования к защите обрабатываемых персональных данных в соответствии со статьей 19 <text:s/>Федерального закона, в том числе требование об уведомлении оператора о случаях, предусмотренных частью 3.1 статьи 21 Федерального закона от 27.07.2006 № 152-ФЗ «О персональных данных».</text:span></text:p>
      <text:p text:style-name="P21"><text:span text:style-name="T13">4.4.4. В целях информационного обеспечения деятельности структурных подразделений и работников оператора могут быть созданы общедоступные источники персональных данных (стенды, папки в кабинетах, информация на сайте, справочники, адресные книги и др.). В общедоступные источники персональных данных с письменного согласия работника могут включаться его фамилия, имя, отчество, год и место рождения, абонентский номер, сведения о профессии и иные персональные данные. Сведения о работнике могут быть в любое время </text:span><text:soft-page-break/><text:span text:style-name="T13">исключены из общедоступных источников персональных данных по требованию работника, суда или иных уполномоченных государственных органов.</text:span></text:p>
      <text:p text:style-name="P20"><text:span text:style-name="T13">4.5. </text:span><text:span text:style-name="T11">Права и обязанности сторон при обработке персональных данных.</text:span></text:p>
      <text:p text:style-name="P42"><text:span text:style-name="T13">4.5.1. Работники оператора обязаны предоставлять в отдел кадров и только достоверные, документированные персональные данные и своевременно сообщать об изменении своих персональных данных.</text:span></text:p>
      <text:p text:style-name="P22"><text:span text:style-name="T13">4.5.2. Каждый субъект персональных данных имеет право:</text:span></text:p>
      <text:list xml:id="list123112229802411" text:continue-list="list123112889313672" text:style-name="WWNum18">
        <text:list-item>
          <text:p text:style-name="P23"><text:span text:style-name="T13">на получение полной информации о своих персональных данных и на свободный бесплатный доступ к своим персональным данным, включая право на получение копий любой записи, содержащей его персональные данные, за исключением случаев, предусмотренных действующим законодательством;</text:span></text:p>
        </text:list-item>
      </text:list>
      <text:p text:style-name="P69"><text:span text:style-name="T13">Субъект персональных данных имеет право на получение информации, касающейся обработки его персональных данных, в том числе содержащей:</text:span></text:p>
      <text:list xml:id="list123113189116837" text:continue-numbering="true" text:style-name="WWNum18">
        <text:list-item>
          <text:p text:style-name="P23"><text:span text:style-name="T13">подтверждение факта обработки персональных данных оператором;</text:span></text:p>
        </text:list-item>
        <text:list-item>
          <text:p text:style-name="P23"><text:span text:style-name="T13">правовое основание и цели обработки персональных данных;</text:span></text:p>
        </text:list-item>
        <text:list-item>
          <text:p text:style-name="P23"><text:span text:style-name="T13">цели и применяемые оператором способы обработки персональных данных;</text:span></text:p>
        </text:list-item>
        <text:list-item>
          <text:p text:style-name="P23"><text:span text:style-name="T13">наименование и место нахождения оператора, сведения о лицах (за исключением работников оператора), которые имеют доступ к персональным данным или которым могут быть раскрыты персональные данные на основании договора с Учреждением или на основании федерального закона;</text:span></text:p>
        </text:list-item>
        <text:list-item>
          <text:p text:style-name="P23"><text:span text:style-name="T13">обрабатываемые персональные данные, относящиеся к соответствующему субъекту персональных данных, источник их получения, если иной порядок представления таких данных не предусмотрен федеральным законом;</text:span></text:p>
        </text:list-item>
        <text:list-item>
          <text:p text:style-name="P23"><text:span text:style-name="T13">сроки обработки персональных данных, в том числе сроки их хранения;</text:span></text:p>
        </text:list-item>
        <text:list-item>
          <text:p text:style-name="P23"><text:span text:style-name="T13">порядок осуществления субъектом персональных данных прав, предусмотренных действующим Федеральным законом;</text:span></text:p>
        </text:list-item>
        <text:list-item>
          <text:p text:style-name="P23"><text:span text:style-name="T13">информацию об осуществленной или о предполагаемой трансграничной передаче данных;</text:span></text:p>
        </text:list-item>
        <text:list-item>
          <text:p text:style-name="P23"><text:span text:style-name="T13">наименование или фамилию, имя, отчество и адрес лица, осуществляющего обработку персональных данных по поручению Учреждения, если обработка поручена или будет поручена такому лицу;</text:span></text:p>
        </text:list-item>
        <text:list-item>
          <text:p text:style-name="P23"><text:span text:style-name="T13">информацию о способах исполнения оператором обязанностей, установленных </text:span><text:a xlink:type="simple" xlink:href="http://www.consultant.ru/document/cons_doc_LAW_422241/eeeebe22bf738fd65bb66b95cc278911ae2525ee/#dst100357" text:style-name="Default_20_Style" text:visited-style-name="Default_20_Style"><text:span text:style-name="T13">статьей 18.1</text:span></text:a><text:span text:style-name="T13"> 152-ФЗ «О персональных данных»;</text:span></text:p>
        </text:list-item>
        <text:list-item>
          <text:p text:style-name="P23"><text:span text:style-name="T13">иные сведения, предусмотренные Федеральным законом от 27.07.2006 № 152-ФЗ «О персональных данных» и другими федеральными законами.</text:span></text:p>
        </text:list-item>
      </text:list>
      <text:list xml:id="list123113572208301" text:continue-list="list123112980112193" text:style-name="WWNum29">
        <text:list-item>
          <text:list>
            <text:list-item>
              <text:list>
                <text:list-item>
                  <text:p text:style-name="P71"><text:span text:style-name="T13">Субъект персональных данных вправе требовать от работников оператора уточнения своих персональных данных, их блокирования или уничтожения в случае, если персональные данные являются неполными, устаревшими, неточными, недостоверными, незаконно полученными или не являются необходимыми для заявленной цели обработки, а также принимать предусмотренные законом меры по защите своих прав;</text:span></text:p>
                </text:list-item>
                <text:list-item>
                  <text:p text:style-name="P72"><text:span text:style-name="T13">Субъект персональных данных вправе заявить о своем несогласии при отказе работников Учреждении исключить или исправить персональные данные (в письменной форме с соответствующим обоснованием такого несогласия).</text:span></text:p>
                </text:list-item>
                <text:list-item>
                  <text:p text:style-name="P73"><text:span text:style-name="T13">Запрашиваемая субъектом информация должна быть предоставлена субъекту персональных данных в доступной форме, и в них не должны содержаться персональные данные, относящиеся к другим субъектам персональных данных, за исключением случаев, если имеются законные основания для раскрытия таких персональных данных.</text:span></text:p>
                </text:list-item>
              </text:list>
            </text:list-item>
          </text:list>
        </text:list-item>
      </text:list>
      <text:p text:style-name="P77"><text:span text:style-name="T13">Запрашиваемая информация предоставляется субъекту персональных данных или его представителю оператором при обращении либо при получении запроса субъекта персональных данных или его представителя. </text:span></text:p>
      <text:p text:style-name="P77"><text:span text:style-name="T13">Запрос должен содержать:</text:span></text:p>
      <text:p text:style-name="P77"><text:soft-page-break/><text:span text:style-name="T13"><text:s/></text:span><text:span text:style-name="T2">1) номер основного документа, удостоверяющего личность субъекта персональных данных или его законного представителя;</text:span></text:p>
      <text:p text:style-name="P77"><text:span text:style-name="T2">2) сведения о дате выдачи указанного документа и выдавшем его органе;</text:span></text:p>
      <text:p text:style-name="P77"><text:span text:style-name="T2">3) сведения, подтверждающие участие субъекта персональных данных в отношениях с оператором (номер договора, дата заключения договора, условное словесное обозначение и (или) иные сведения), либо сведения, иным образом подтверждающие факт обработки персональных данных оператором</text:span></text:p>
      <text:p text:style-name="P77"><text:span text:style-name="T2">4) подпись субъекта персональных данных или его законного представителя. </text:span></text:p>
      <text:p text:style-name="P77"><text:span text:style-name="T2">Запрос может быть направлен в электронной форме и подписан электронной цифровой подписью в соответствии с законодательством Российской Федерации.</text:span></text:p>
      <text:p text:style-name="P77"><text:span text:style-name="T3">Сведения, указанные </text:span><text:span text:style-name="T13">4.5.5</text:span><text:span text:style-name="T3"> настоящего положения, предоставляются субъекту персональных данных или его представителю оператором в течение десяти рабочих дней с момента обращения либо получения оператором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77"><text:span text:style-name="T3">Оператор предоставляет сведения, указанные в </text:span><text:span text:style-name="T13">п. 4.5.5</text:span><text:span text:style-name="T3"> настоящего положения, субъекту персональных данных или его представителю в той форме, в которой направлены соответствующие обращение либо запрос, если иное не указано в обращении или запросе.</text:span></text:p>
      <text:list xml:id="list123112176348040" text:continue-numbering="true" text:style-name="WWNum29">
        <text:list-item>
          <text:list>
            <text:list-item>
              <text:list>
                <text:list-item>
                  <text:p text:style-name="P76"><text:span text:style-name="T2">В случае, если запрашиваемая информация, а также обрабатываемые персональные данные были предоставлены для ознакомления субъекту персональных данных по его запросу, субъект персональных данных вправе обратиться повторно к оператору или направить ему повторный запрос в целях получения данных сведений и ознакомления с такими персональными данными не ранее чем через тридцать дней (далее – нормированный срок запроса) после первоначального обращения или направления первоначального запроса, если более короткий срок не установлен федеральным законом, принятым в соответствии с ним нормативным правовым актом или договором, стороной которого является субъект персональных данных.</text:span></text:p>
                </text:list-item>
                <text:list-item>
                  <text:p text:style-name="P76"><text:span text:style-name="T2">Субъект персональных данных вправе обратиться повторно к оператору или направить ему повторный запрос в целях получения данных сведений, а также в целях ознакомления с обрабатываемыми персональными данными до истечения тридцати дней, в случае, если такие сведения и (или) обрабатываемые персональные данные не были предоставлены ему для ознакомления в полном объеме по результатам рассмотрения первоначального обращения. Повторный запрос субъекта персональных данных наряду с необходимой для запроса информации должен содержать обоснование направления повторного запроса</text:span></text:p>
                </text:list-item>
                <text:list-item>
                  <text:p text:style-name="P73"><text:span text:style-name="T13">Оператор вправе отказать субъекту персональных данных в выполнении повторного запроса, условиям повторного запроса. Такой отказ должен быть мотивированным. Обязанность представления доказательств обоснованности отказа в выполнении повторного запроса лежит на Учреждении.</text:span></text:p>
                </text:list-item>
                <text:list-item>
                  <text:p text:style-name="P73"><text:span text:style-name="T13">Оператор обязан безвозмездно предоставить субъекту возможность ознакомления с персональными данными, относящимися к соответствующему субъекту, а также внести в них необходимые изменения, уничтожить или блокировать соответствующие персональные данные по предоставлении субъектом сведений, подтверждающих, что персональные данные являются неполными, устаревшими, недостоверными, незаконно полученными или не являются необходимыми для заявленной цели обработки. О внесенных изменениях и предпринятых мерах Учреждение обязано уведомить субъекта и третьих лиц, которым персональные данные этого субъекта были переданы. Форма уведомления представлена в Приложении № 4 к настоящему Положению.</text:span></text:p>
                </text:list-item>
                <text:list-item>
                  <text:p text:style-name="P73"><text:span text:style-name="T13"><text:s/>Все обращения работников персональных данных по вопросам, касающимся обработки персональных данных, фиксируются ответственным лицом за организацию </text:span><text:soft-page-break/><text:span text:style-name="T13">обработки персональных данных в Журнале учета обращений субъектов персональных данных (работников) по вопросам обработки персональных данных и для получения доступа к своим персональным данным.</text:span></text:p>
                </text:list-item>
                <text:list-item>
                  <text:p text:style-name="P73"><text:span text:style-name="T13">Форма журнала представлена в Приложении № 8 к настоящему Положению.</text:span></text:p>
                </text:list-item>
                <text:list-item>
                  <text:p text:style-name="P73"><text:span text:style-name="T13">Для регламентации порядка учета обращений граждан для получения доступа к своим персональным данным разработана Инструкция по учету обращений работников для доступа к своим персональным данным, с которой ознакамливаются все работники оператора под роспись</text:span></text:p>
                </text:list-item>
              </text:list>
            </text:list-item>
          </text:list>
        </text:list-item>
      </text:list>
      <table:table table:name="Таблица1" table:style-name="Таблица1">
        <table:table-column table:style-name="Таблица1.A"/>
        <table:table-row table:style-name="Таблица1.1">
          <table:table-cell table:style-name="Таблица1.A1" office:value-type="string">
            <text:list xml:id="list123113569762926" text:continue-numbering="true" text:style-name="WWNum29">
              <text:list-item>
                <text:list>
                  <text:list-item>
                    <text:list>
                      <text:list-item>
                        <text:p text:style-name="P74"><text:span text:style-name="T9">Права субъектов персональных данных при обработке их персональных данных в целях продвижения товаров, работ, услуг на рынке, а также в целях политической агитации.</text:span></text:p>
                      </text:list-item>
                    </text:list>
                  </text:list-item>
                </text:list>
              </text:list-item>
            </text:list>
          </table:table-cell>
        </table:table-row>
      </table:table>
      <text:p text:style-name="P26"><text:span text:style-name="T13">4.5.13.1 Обработка персональных данных в целях продвижения товаров, работ, услуг на рынке путем осуществления прямых контактов с потенциальным потребителем с помощью средств связи, а также в целях политической агитации оператором не осуществляется.</text:span></text:p>
      <text:list xml:id="list123113093161468" text:continue-numbering="true" text:style-name="WWNum29">
        <text:list-item>
          <text:list>
            <text:list-item>
              <text:list>
                <text:list-item>
                  <text:p text:style-name="P73"><text:span text:style-name="T11">Права субъектов персональных данных при принятии решений на основании исключительно автоматизированной обработки их персональных данных</text:span></text:p>
                  <text:list>
                    <text:list-item>
                      <text:p text:style-name="P73"><text:span text:style-name="T13">Принятие на основании исключительно автоматизированной обработки персональных данных решений, порождающих юридические последствия в отношении субъекта персональных данных или иным образом затрагивающих его права и законные интересы оператором не осуществляется.</text:span></text:p>
                    </text:list-item>
                  </text:list>
                </text:list-item>
                <text:list-item>
                  <text:p text:style-name="P24"><text:span text:style-name="T11">Право на обжалование действий или бездействий Оператора.</text:span></text:p>
                  <text:list>
                    <text:list-item>
                      <text:p text:style-name="P73"><text:span text:style-name="T13">Если субъект персональных данных считает, что оператор осуществляет обработку его персональных данных с нарушением требований настоящего Федерального закона или иным образом нарушает его права и свободы, субъект персональных данных вправе обжаловать действия или бездействие оператора в уполномоченный орган по защите прав субъектов персональных данных</text:span><text:span text:style-name="T11"> </text:span><text:span text:style-name="T13">или в судебном порядке.</text:span></text:p>
                    </text:list-item>
                    <text:list-item>
                      <text:p text:style-name="P73"><text:span text:style-name="T13">Субъект персональных данных имеет право на защиту своих прав и законных интересов, в том числе на возмещение убытков и (или) компенсацию морального вреда в судебном порядке.</text:span></text:p>
                    </text:list-item>
                  </text:list>
                </text:list-item>
              </text:list>
            </text:list-item>
            <text:list-item>
              <text:p text:style-name="P24"><text:span text:style-name="T11">Обязанности оператора</text:span></text:p>
            </text:list-item>
          </text:list>
        </text:list-item>
      </text:list>
      <text:list xml:id="list272513349" text:style-name="WWNum39">
        <text:list-item>
          <text:list>
            <text:list-item>
              <text:list>
                <text:list-item>
                  <text:p text:style-name="P25"><text:span text:style-name="T13">Обязанности оператора при сборе персональных данных.</text:span></text:p>
                  <text:list>
                    <text:list-item>
                      <text:p text:style-name="P78"><text:span text:style-name="T13">При сборе персональных данных оператор предоставляет субъекту персональных данных по его просьбе запрашиваемую субъектом информацию.</text:span></text:p>
                    </text:list-item>
                    <text:list-item>
                      <text:p text:style-name="P78"><text:span text:style-name="T13">Если в соответствии с федеральным законом предоставление персональных данных и (или) получение оператором согласия на обработку персональных данных являются обязательными, оператор обязан разъяснить субъекту персональных данных юридические последствия отказа предоставить его персональные данные и (или) дать согласие на их обработку.</text:span></text:p>
                    </text:list-item>
                    <text:list-item>
                      <text:p text:style-name="P78"><text:span text:style-name="T13">Если персональные данные получены не от субъекта персональных данных, оператор до начала обработки таких персональных предоставляет субъекту персональных данных следующую информацию (далее – информация, сообщаемая при получении персональных данных не от субъекта персональных данных):</text:span></text:p>
                    </text:list-item>
                  </text:list>
                </text:list-item>
              </text:list>
            </text:list-item>
          </text:list>
        </text:list-item>
      </text:list>
      <text:p text:style-name="P80"><text:span text:style-name="T13">1) наименование либо фамилия, имя, отчество и адрес оператора или его представителя;</text:span></text:p>
      <text:p text:style-name="P80"><text:span text:style-name="T13">2) цель обработки персональных данных и ее правовое основание;</text:span></text:p>
      <text:p text:style-name="P80"><text:span text:style-name="T13">перечень персональных данных;</text:span></text:p>
      <text:p text:style-name="P80"><text:span text:style-name="T13">3) предполагаемые пользователи персональных данных;</text:span></text:p>
      <text:p text:style-name="P80"><text:span text:style-name="T13">4) установленные настоящим Федеральным законом права субъекта персональных данных;</text:span></text:p>
      <text:p text:style-name="P80"><text:span text:style-name="T13">5) источник получения персональных данных.</text:span></text:p>
      <text:p text:style-name="P80"><text:span text:style-name="T13">4.6.1.4. Оператор не предоставляет субъекту информацию, сообщаемую при получении персональных данных не от субъекта персональных данных, в случаях, если: </text:span></text:p>
      <text:p text:style-name="P80"><text:soft-page-break/><text:span text:style-name="T13">1) субъект персональных данных уведомлен об осуществлении обработки его персональных данных оператором;</text:span></text:p>
      <text:p text:style-name="P80"><text:span text:style-name="T13">2) персональные данные получены опратором на основании федерального закона или в связи с исполнением договора, стороной которого либо выгодоприобретателем или поручителем по которому является субъект персональных данных;</text:span></text:p>
      <text:p text:style-name="P80"><text:span text:style-name="T13">3) обработка персональных данных, разрешенных субъектом персональных данных для распространения, осуществляется с соблюдением запретов и условий, предусмотренных статьей 10.1 152-ФЗ «О персональных данных»;</text:span></text:p>
      <text:p text:style-name="P80"><text:span text:style-name="T13">4) Оператор осуществляет обработку персональных данных для статистических или иных исследовательских целей, для осуществления профессиональной деятельности журналиста либо научной, литературной или иной творческой деятельности, если при этом не нарушаются права и законные интересы субъекта персональных данных;</text:span></text:p>
      <text:p text:style-name="P80"><text:span text:style-name="T13">5) предоставление субъекту персональных данных информации, сообщаемой при получении персональных данных не от субъекта персональных данных, нарушает права и законные интересы третьих лиц.</text:span></text:p>
      <text:p text:style-name="P80"><text:span text:style-name="T13">4.6.1.5. При сборе персональных данных, в том числе посредством информационно-телекоммуникационной сети "Интернет", оператор обеспечивает запись, систематизацию, накопление, хранение, уточнение (обновление, изменение), извлечение персональных данных граждан Российской Федерации в следующих информационных системах:</text:span></text:p>
      <text:p text:style-name="P80"><text:span text:style-name="T13">4.6.1.5.1. Информационная система персональных данных «Бухгалтерия и кадры» с использованием баз данных, находящихся на территории России.</text:span></text:p>
      <text:p text:style-name="P80"><text:span text:style-name="T13">4.6.1.5.2. Информационная система персональных данных «Медицина» с использованием баз данных, находящихся на территории России.</text:span></text:p>
      <text:p text:style-name="P80"><text:span text:style-name="T13">4.6.1.5.3. Местонахождение центра(ов) обработки данных и сведения об организации, ответственной за хранение данных, определены внутренними документами Учреждения.</text:span></text:p>
      <text:p text:style-name="P80"><text:span text:style-name="T11">4.6.2. Меры, направленные на обеспечение выполнения Оператором своих обязанностей.</text:span></text:p>
      <text:p text:style-name="P80"><text:span text:style-name="T13">4.6.2.1. Оператор принимает меры, необходимые и достаточные для обеспечения выполнения обязанностей, предусмотренных Федеральным законом и принятыми в соответствии с ним нормативными правовыми актами. Оператор самостоятельно определяет состав и перечень мер, необходимых и достаточных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если иное не предусмотрено Федеральным законом или другими федеральными законами. К таким мерам, в частности, относятся:</text:span></text:p>
      <text:p text:style-name="P80"><text:span text:style-name="T13">1) назначение ответственного за организацию обработки персональных данных;</text:span></text:p>
      <text:p text:style-name="P80"><text:span text:style-name="T13">2) издание оператором, являющимся юридическим лицом, документов, определяющих политику оператора в отношении обработки персональных данных, локальных актов по вопросам обработки персональных данных, определяющих для каждой цели обработки персональных данных категории и перечень обрабатываемых персональных данных, категории субъектов, персональные данные которых обрабатываются, способы, сроки их обработки и хранения, порядок уничтожения персональных данных при достижении целей их обработки или при наступлении иных законных оснований, а также локальных актов, устанавливающих процедуры, направленные на предотвращение и выявление нарушений законодательства Российской Федерации, устранение последствий таких нарушений. Такие документы и локальные акты не могут содержать положения, ограничивающие права субъектов персональных данных, а также возлагающие на операторов не предусмотренные законодательством Российской Федерации полномочия и обязанности;</text:span></text:p>
      <text:p text:style-name="P80"><text:span text:style-name="T13">3) применение правовых, организационных и технических мер по обеспечению безопасности персональных;</text:span></text:p>
      <text:p text:style-name="P80"><text:soft-page-break/><text:span text:style-name="T13">4) осуществление внутреннего контроля и (или) аудита соответствия обработки персональных данных требованиям к защите персональных данных, Положению, локальным актам оператора;</text:span></text:p>
      <text:p text:style-name="P80"><text:span text:style-name="T13">5) оценка вреда, который может быть причинен субъектам персональных данных в случае нарушения Федерального закона «О персональных данных», соотношение указанного вреда и принимаемых оператором мер, направленных на обеспечение выполнения обязанностей, предусмотренных Федеральным законом «О персональных данных»;</text:span></text:p>
      <text:p text:style-name="P80"><text:span text:style-name="T13">6) ознакомление работников оператора, непосредственно осуществляющих обработку персональных данных, с положениями законодательства Российской Федерации о персональных данных, в том числе требованиями к защите персональных данных, документами, Положением, локальными актами по вопросам обработки персональных данных, и (или) обучение указанных работников.</text:span></text:p>
      <text:p text:style-name="P80"><text:span text:style-name="T13">7) Оператор обязан опубликовать или иным образом обеспечить неограниченный доступ к документу, определяющему его политику в отношении обработки персональных данных, к сведениям о реализуемых требованиях к защите персональных данных. Оператор, осуществляющий сбор персональных данных с использованием информационно-телекоммуникационных сетей, обязан опубликовать в соответствующей информационно-телекоммуникационной сети, в том числе на страницах принадлежащего оператору сайта в информационно-телекоммуникационной сети "Интернет", с использованием которых осуществляется сбор персональных данных, документ, определяющий его политику в отношении обработки персональных данных, и сведения о реализуемых требованиях к защите персональных данных, а также обеспечить возможность доступа к указанному документу с использованием средств соответствующей информационно-телекоммуникационной сети.</text:span></text:p>
      <text:p text:style-name="P80"><text:span text:style-name="T11">4.6.3. Меры по обеспечению безопасности персональных данных при их обработке</text:span></text:p>
      <text:p text:style-name="P80"><text:span text:style-name="T13">4.6.3.1. Оператор при обработке персональных данных принимает необходимые правовые, организационные и технические меры или обеспечивает их принятие для защиты персональных данных от неправомерного или случайного доступа к ним, уничтожения, изменения, блокирования, копирования, предоставления, распространения персональных данных, а также от иных неправомерных действий в отношении персональных данных.</text:span></text:p>
      <text:p text:style-name="P80"><text:span text:style-name="T13">4.6.3.2. Обеспечение безопасности персональных данных достигается, в частности:</text:span></text:p>
      <text:p text:style-name="P80"><text:span text:style-name="T13">1) определением угроз безопасности персональных данных при их обработке в информационных системах персональных данных;</text:span></text:p>
      <text:p text:style-name="P80"><text:span text:style-name="T13">2) применением организационных и технических мер по обеспечению безопасности персональных данных при их обработке в информационных системах персональных данных, необходимых для выполнения требований к защите персональных данных, исполнение которых обеспечивает установленные Правительством Российской Федерации уровни защищенности персональных данных;</text:span></text:p>
      <text:p text:style-name="P80"><text:span text:style-name="T13">3) применением прошедших в установленном порядке процедуру оценки соответствия средств защиты информации;</text:span></text:p>
      <text:p text:style-name="P80"><text:span text:style-name="T13">4) оценкой эффективности принимаемых мер по обеспечению безопасности персональных данных до ввода в эксплуатацию информационной системы персональных данных;</text:span></text:p>
      <text:p text:style-name="P80"><text:span text:style-name="T13">5) учетом машинных носителей персональных данных;</text:span></text:p>
      <text:p text:style-name="P80"><text:span text:style-name="T13">6) обнаружением фактов несанкционированного доступа к персональным данным и принятием мер, в том числе мер по обнаружению, предупреждению и ликвидации последствий компьютерных атак на информационные системы персональных данных и по реагированию на компьютерные инциденты в них;</text:span></text:p>
      <text:p text:style-name="P80"><text:span text:style-name="T13">7) восстановлением персональных данных, модифицированных или уничтоженных вследствие несанкционированного доступа к ним;</text:span></text:p>
      <text:p text:style-name="P80"><text:span text:style-name="T13">8) установлением правил доступа к персональным данным, обрабатываемым в информационной системе персональных данных, а также обеспечением регистрации и учета </text:span><text:soft-page-break/><text:span text:style-name="T13">всех действий, совершаемых с персональными данными в информационной системе персональных данных;</text:span><text:span text:style-name="T11"><text:line-break/> <text:s text:c="8"/></text:span><text:span text:style-name="T13">9) контролем за принимаемыми мерами по обеспечению безопасности персональных данных и уровня защищенности информационных систем персональных данных.</text:span></text:p>
      <text:p text:style-name="P80"><text:span text:style-name="T13">4.6.3.3. Использование и хранение биометрических персональных данных вне информационных систем персональных данных могут осуществляться только на таких материальных носителях информации и с применением такой технологии ее хранения, которые обеспечивают защиту этих данных от неправомерного или случайного доступа к ним, их уничтожения, изменения, блокирования, копирования, предоставления, распространения.</text:span></text:p>
      <text:p text:style-name="P80"><text:span text:style-name="T13">4.6.3.4. Оператор обязан в порядке, определенном федеральным органом исполнительной власти, уполномоченным в области обеспечения безопасности, обеспечивать взаимодействие с государственной системой обнаружения, предупреждения и ликвидации последствий компьютерных атак на информационные ресурсы Российской Федерации, включая информирование его о компьютерных инцидентах, повлекших неправомерную передачу (предоставление, распространение, доступ) персональных данных.</text:span></text:p>
      <text:p text:style-name="P80"><text:span text:style-name="T11">4.6.4</text:span><text:span text:style-name="T13">. </text:span><text:span text:style-name="T11">Обязанности оператора при обращении к нему субъекта персональных данных либо при получении запроса субъекта персональных данных или его представителя, а также уполномоченного органа по защите прав субъектов персональных данных.</text:span></text:p>
      <text:p text:style-name="P80"><text:span text:style-name="T13">4.6.4.1.</text:span> <text:span text:style-name="T13">Оператор обязан сообщить в порядке, предусмотренном статьей 14 Федерального закона от 27.07.2006 № 152-ФЗ «О персональных данных», субъекту персональных данных или его представителю информацию о наличии персональных данных, относящихся к соответствующему субъекту персональных данных, а также предоставить возможность ознакомления с этими персональными данными при обращении субъекта персональных данных или его представителя либо в течение десяти рабочих дней с даты получения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80"><text:span text:style-name="T13">4.6.4.2. В случае отказа в предоставлении информации о наличии персональных данных о соответствующем субъекте персональных данных или персональных данных субъекту персональных данных или его представителю при их обращении либо при получении запроса субъекта персональных данных или его представителя оператор обязан дать в письменной форме мотивированный ответ, содержащий ссылку на положение части 8 статьи 14 152-ФЗ «О персональных данных» или иного федерального закона, являющееся основанием для такого отказа, в срок, не превышающий десяти рабочих дней со дня обращения субъекта персональных данных или его представителя либо с даты получения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80"><text:span text:style-name="T13">4.6.4.3. Оператор предоставляет безвозмездно субъекту персональных данных или его представителю возможность ознакомления с персональными данными, относящимися к этому субъекту персональных данных. В срок, не превышающий семи рабочих дней со дня предоставления субъектом персональных данных или его представителем сведений, подтверждающих, что персональные данные являются неполными, неточными или неактуальными, Учреждение вносит в них необходимые изменения. В срок, не превышающий семи рабочих дней со дня представления субъектом персональных данных или его представителем сведений, подтверждающих, что такие персональные данные являются незаконно полученными или не являются необходимыми для заявленной цели обработки, оператор уничтожает такие персональные данные. Оператор уведомляет субъекта </text:span><text:soft-page-break/><text:span text:style-name="T13">персональных данных или его представителя о внесенных изменениях и предпринятых мерах и принять разумные меры для уведомления третьих лиц, которым персональные данные этого субъекта были переданы.</text:span></text:p>
      <text:p text:style-name="P80"><text:span text:style-name="T13">4.6.4.4. Оператор сообщает в уполномоченный орган по защите прав субъектов персональных данных по запросу этого органа необходимую информацию в течение десяти рабочих дней с даты получения такого запроса. Указанный срок может быть продлен, но не более чем на пять рабочих дней в случае направления оператором в адрес уполномоченного органа по защите прав субъектов персональных данных мотивированного уведомления с указанием причин продления срока предоставления запрашиваемой информации.</text:span></text:p>
      <text:p text:style-name="P80"><text:span text:style-name="T11">4.6.5</text:span><text:span text:style-name="T13">. </text:span><text:span text:style-name="T11">Обязанности оператора по устранению нарушений законодательства, допущенных при обработке персональных данных, по уточнению, блокированию и уничтожению персональных данных.</text:span></text:p>
      <text:p text:style-name="P80"><text:span text:style-name="T13">4.6.5.1. В случае выявления неправомерной обработки персональных данных при обращении субъекта персональных данных или его представителя либо по запросу субъекта персональных данных или его представителя либо уполномоченного органа по защите прав субъектов персональных данных оператор <text:s/>осуществляет блокирование неправомерно обрабатываемых персональных данных, относящихся к этому субъекту персональных данных, или обеспечить их блокирование (если обработка персональных данных осуществляется другим лицом, действующим по поручению оператора) с момента такого обращения или получения указанного запроса на период проверки. В случае выявления неточных персональных данных при обращении субъекта персональных данных или его представителя, либо по их запросу или по запросу уполномоченного органа по защите прав субъектов персональных данных, <text:s/>оператор осуществляет блокирование персональных данных, относящихся к этому субъекту персональных данных, или обеспечить их блокирование (если обработка персональных данных осуществляется другим лицом, действующим по поручению оператора) с момента такого обращения, или получения указанного запроса на период проверки, если блокирование персональных данных не нарушает права и законные интересы субъекта персональных данных или третьих лиц.</text:span></text:p>
      <text:p text:style-name="P80"><text:span text:style-name="T13">4.6.5.2.</text:span> <text:span text:style-name="T13">В случае подтверждения факта неточности персональных данных оператор на основании сведений, представленных субъектом персональных данных или его представителем либо уполномоченным органом по защите прав субъектов персональных данных, или иных необходимых документов уточняет персональные данные либо обеспечить их уточнение (если обработка персональных данных осуществляется другим лицом, действующим по поручению оператора) в течение семи рабочих дней со дня представления таких сведений и снять блокирование персональных данных.</text:span></text:p>
      <text:p text:style-name="P80"><text:span text:style-name="T13">4.6.5.3. В случае выявления неправомерной обработки персональных данных, осуществляемой оператором или лицом, действующим по поручению оператора, оператор в срок, не превышающий трех рабочих дней с даты этого выявления, прекращает неправомерную обработку персональных данных или обеспечивает прекращение неправомерной обработки персональных данных лицом, действующим по поручению оператора. В случае, если обеспечить правомерность обработки персональных данных невозможно, оператор в срок, не превышающий десяти рабочих дней с даты выявления неправомерной обработки персональных данных, уничтожает такие персональные данные или обеспечивает их уничтожение. Об устранении допущенных нарушений или об уничтожении персональных данных оператор уведомляет субъекта персональных данных или его представителя, а в случае, если обращение субъекта персональных данных или его представителя либо запрос уполномоченного органа по защите прав субъектов персональных данных были направлены уполномоченным органом по защите прав субъектов персональных данных, также указанный орган.</text:span></text:p>
      <text:p text:style-name="P80"><text:span text:style-name="T13">4.6.5.4. В случае установления факта неправомерной или случайной передачи (предоставления, распространения, доступа) персональных данных, повлекшей нарушение прав субъектов персональных данных, оператор обязан с момента выявления такого </text:span><text:soft-page-break/><text:span text:style-name="T13">инцидента оператором, уполномоченным органом по защите прав субъектов персональных данных или иным заинтересованным лицом уведомить уполномоченный орган по защите прав субъектов персональных данных:</text:span></text:p>
      <text:p text:style-name="P80"><text:span text:style-name="T13">1) в течение двадцати четырех часов о произошедшем инциденте, о предполагаемых причинах, повлекших нарушение прав субъектов персональных данных, и предполагаемом вреде, нанесенном правам субъектов персональных данных, о принятых мерах по устранению последствий соответствующего инцидента, а также предоставить сведения о лице, уполномоченном оператором на взаимодействие с уполномоченным органом по защите прав субъектов персональных данных, по вопросам, связанным с выявленным инцидентом;</text:span></text:p>
      <text:p text:style-name="P80"><text:span text:style-name="T13">2) в течение семидесяти двух часов о результатах внутреннего расследования выявленного инцидента, а также предоставить сведения о лицах, действия которых стали причиной выявленного инцидента (при наличии).</text:span></text:p>
      <text:p text:style-name="P80"><text:span text:style-name="T13">4.6.5.5. В случае достижения цели обработки персональных данных оператор <text:s/>прекращает обработку персональных данных или обеспечивает ее прекращение (если обработка персональных данных осуществляется другим лицом, действующим по поручению оператора) и уничтожает персональные данные или обеспечивает их уничтожение (если обработка персональных данных осуществляется другим лицом, действующим по поручению оператора) в срок, не превышающий тридцати дней с даты достижения цели обработки персональных данных, если иное не предусмотрено договором, стороной которого, выгодоприобретателем или поручителем по которому является субъект персональных данных, иным соглашением между оператором и субъектом персональных данных либо если оператор не вправе осуществлять обработку персональных данных без согласия субъекта персональных данных на основаниях, предусмотренных Федеральным законом «О персональных данных» или другими федеральными законами.</text:span></text:p>
      <text:p text:style-name="P80"><text:span text:style-name="T13">4.6.5.6. В случае отзыва субъектом персональных данных согласия на обработку его персональных данных оператор прекращает их обработку или обеспечивает прекращение такой обработки (если обработка персональных данных осуществляется другим лицом, действующим по поручению оператора) и в случае, если сохранение персональных данных более не требуется для целей обработки персональных данных, уничтожает персональные данные или обеспечивает их уничтожение (если обработка персональных данных осуществляется другим лицом, действующим по поручению оператора) в срок, не превышающий тридцати дней с даты поступления указанного отзыва, если иное не предусмотрено договором, стороной которого, выгодоприобретателем или поручителем по которому является субъект персональных данных, иным соглашением между оператором и субъектом персональных данных либо если оператор не вправе осуществлять обработку персональных данных без согласия субъекта персональных данных на основаниях, предусмотренных Федеральным законом «О персональных данных» или другими федеральными законами.</text:span></text:p>
      <text:p text:style-name="P80"><text:span text:style-name="T13">4.6.5.7. В случае обращения субъекта персональных данных к оператору с требованием о прекращении обработки персональных данных оператор обязан в срок, не превышающий десяти рабочих дней с даты получения оператором соответствующего требования, прекратить их обработку или обеспечить прекращение такой обработки (если такая обработка осуществляется лицом, осуществляющим обработку персональных данных), за исключением случаев, предусмотренных пунктами 2 - 11 части 1 статьи 6, частью 2 статьи 10 и частью 2 статьи 11 152-ФЗ «О персональных данных».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80"><text:span text:style-name="T13">4.6.5.8. В случае отсутствия возможности уничтожения персональных данных в течение срока, указанного в пункте 4.6.5.4. настоящего Положения, оператор осуществляет блокирование таких персональных данных или обеспечивает их блокирование (если обработка персональных данных осуществляется другим лицом, действующим по </text:span><text:soft-page-break/><text:span text:style-name="T13">поручению оператора) и обеспечивает уничтожение персональных данных в срок не более чем шесть месяцев, если иной срок не установлен федеральными законами.</text:span></text:p>
      <text:p text:style-name="P27"><text:span text:style-name="T14">4.6</text:span><text:span text:style-name="T18">.<text:tab/></text:span><text:span text:style-name="T13">Передача персональных данных.</text:span></text:p>
      <text:p text:style-name="P28"><text:span text:style-name="T13">4.6.1.<text:tab/> При передаче персональных данных субъекта работники оператора обязаны соблюдать следующие требования:</text:span></text:p>
      <text:list xml:id="list123113599288784" text:continue-list="list123113189116837" text:style-name="WWNum20">
        <text:list-item>
          <text:p text:style-name="P29"><text:span text:style-name="T13">не сообщать персональные данные субъекта третьей стороне без письменного согласия субъекта (Приложение № 1 к настоящему Положению) или его законного представителя, за исключением случаев, когда это необходимо в целях предупреждения угрозы жизни и здоровью субъекта, а также в случаях, предусмотренных Трудовым Кодексом Российской Федерации или иными федеральными законами.</text:span></text:p>
        </text:list-item>
        <text:list-item>
          <text:p text:style-name="P29"><text:span text:style-name="T13">предупреждать лица, получающие персональные данные субъектов, о том, что эти данные могут быть использованы лишь в целях, для которых они сообщены, и требовать от этих лиц обеспечения конфиденциальности полученных персональных данных;</text:span></text:p>
        </text:list-item>
        <text:list-item>
          <text:p text:style-name="P29"><text:span text:style-name="T13">не сообщать персональные данные субъекта в коммерческих целях без его письменного согласия;</text:span></text:p>
        </text:list-item>
        <text:list-item>
          <text:p text:style-name="P29"><text:span text:style-name="T13">передавать персональные данные субъекта представителям субъектов в порядке, установленном Трудовым Кодексом Российской Федерации, и ограничивать эту информацию только теми персональными данными субъекта, которые необходимы для выполнения указанными представителями их функций;</text:span></text:p>
        </text:list-item>
        <text:list-item>
          <text:p text:style-name="P29"><text:span text:style-name="T13">не отвечать на вопросы, связанные с передачей персональных данных субъекта по телефону или факсу, за исключением случаев, связанных с выполнением соответствующими работниками своих непосредственных должностных обязанностей, адресатам в чью компетенцию входит получение такой информации.</text:span></text:p>
        </text:list-item>
      </text:list>
      <text:p text:style-name="P30"><text:span text:style-name="T13">4.6.2. В целях обеспечения контроля правомерности использования<text:line-break/>переданных по запросам персональных данных лицами, их получившими,<text:line-break/>сведения о лице, направившем запрос, дата передачи персональных данных или дата уведомления об отказе в их предоставлении, а также состав переданной информации фиксируются в Журнале учета передачи персональных данных. Форма журнала учета передачи персональных данных представлена в Приложении № 9 к настоящему Положению.</text:span></text:p>
      <text:p text:style-name="P31"><text:span text:style-name="T13">4.7.<text:tab/>Хранение персональных данных.</text:span></text:p>
      <text:p text:style-name="P42"><text:span text:style-name="T13">4.7.1. Хранение персональных данных должно осуществляться в форме, позволяющей определить субъекта персональных данных, не дольше, чем этого требуют цели их обработки,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 Обрабатываемые персональные данные подлежат уничтожению либо обезличиванию по достижению целей обработки или в случае утраты необходимости в достижении этих целей.</text:span></text:p>
      <text:p text:style-name="P81"><text:span text:style-name="T13">В Учреждении хранение персональных данных субъектов может осуществляться на бумажных и электронных носителях, доступ к которым ограничен списком лиц, допущенных к обработке персональных данных.</text:span></text:p>
      <text:p text:style-name="P30"><text:span text:style-name="T13">4.7.2. Все электронные носители персональных данных подлежат строгому учету. Форма Журнала учета электронных носителей приведена в Приложении 10 к настоящему Положению.</text:span></text:p>
      <text:p text:style-name="P30"><text:span text:style-name="T13">4.7.3. Хранение персональных данных субъектов должно происходить в порядке, исключающем их утрату или их неправомерное использование. </text:span></text:p>
      <text:p text:style-name="P32"><text:span text:style-name="T13">4.7.4. Персональные данные субъектов, содержащиеся на бумажных носителях и отчуждаемых электронных носителях информации, должны храниться в сейфах или запираемых шкафах, установленных в пределах контролируемой зоны оператора. </text:span></text:p>
      <text:p text:style-name="P32"><text:span text:style-name="T13">4.7.5. Персональные данные субъектов, содержащиеся на электронных носителях информации, должны храниться на автоматизированных рабочих местах и серверах информационных систем персональных данных Учреждения, установленных в пределах контролируемой зоны оператора.</text:span></text:p>
      <text:p text:style-name="P62"><text:soft-page-break/><text:span text:style-name="T13"><text:tab/>Все меры, направленные на соблюдение конфиденциальности при сборе, обработке и хранении персональных данных субъекта, распространяются как на бумажные, так и на электронные (автоматизированные) носители информации.</text:span></text:p>
      <text:h text:style-name="P1" text:outline-level="3"><text:span text:style-name="T15">4.7.6. Все хранимые или используемые СЗИ (средства защиты информации), эксплуатационная и техническая документация к ним подлежат поэкземплярному учету и выдаются под расписку в Журнале поэкземплярного учета СЗИ, эксплуатационной и технической документации к ним пользователям СЗИ, несущим персональную ответственность за их сохранность. Форма соответствующего Журнала приведена в Приложении № 11 к настоящему Положению.</text:span></text:h>
      <text:h text:style-name="P1" text:outline-level="3"><text:span text:style-name="T15">4.7.7. Все хранимые или используемые криптосредства (средства криптографической защиты информации), эксплуатационная и техническая документация к ним, ключевые документы подлежат поэкземплярному учету и выдаются под расписку в Журнале поэкземплярного учета криптосредств, эксплуатационной и технической документации к ним, ключевых документов ответственным пользователем криптосредств пользователям криптосредств, несущим персональную ответственность за их сохранность. Форма соответствующего Журнала приведена в Приложении № 12 к настоящему Положению. Ответственный пользователь криптосредств заводит и ведет на каждого пользователя криптосредств Лицевой счет, в котором регистрирует числящиеся за ними криптосредства, эксплуатационную и техническую документацию к ним, ключевые документы. Форма Лицевого счета пользователя криптосредств приведена в Приложении № 13.</text:span></text:h>
      <text:h text:style-name="P1" text:outline-level="3"><text:span text:style-name="T15">4.7.8. Хранение персональных данных субъектов должно происходить в порядке, исключающем их утрату или их неправомерное использование.</text:span></text:h>
      <text:h text:style-name="P1" text:outline-level="3"><text:span text:style-name="T15">4.7.9. Персональные данные субъектов, содержащиеся на бумажных носителях и отчуждаемых машинных носителях информации, должны храниться в сейфах или запираемых шкафах, установленных в пределах контролируемой зоны оператора. Все хранилища должны быть учтены, и соответствующая запись внесена в Журнал учета хранилищ (Приложение № 14).</text:span></text:h>
      <text:p text:style-name="P42"><text:span text:style-name="T13">4.8. Уничтожение персональных данных.</text:span></text:p>
      <text:p text:style-name="P33"><text:span text:style-name="T13">4.8.1. Обрабатываемые персональные данные должен уничтожить оператор (или обеспечить уничтожение, если обработка персональных данных осуществляется другим лицом, действующим по поручению оператора) в следующих случаях:</text:span></text:p>
      <text:list xml:id="list123112001360071" text:continue-list="list123113599288784" text:style-name="WWNum5">
        <text:list-item>
          <text:p text:style-name="P13"><text:span text:style-name="T13">в случае достижения цели обработки персональных данных - в срок, не превышающий тридцати дней с даты достижения цели обработки персональных данных;</text:span></text:p>
        </text:list-item>
        <text:list-item>
          <text:p text:style-name="P13"><text:span text:style-name="T13">в случае отзыва субъектом персональных данных согласия на обработку своих персональных данных и в случае, если сохранение персональных данных более не требуется для целей обработки персональных данных - в срок, не превышающий тридцати дней с даты поступления указанного отзыва;</text:span></text:p>
        </text:list-item>
      </text:list>
      <text:p text:style-name="P70"><text:span text:style-name="T13">- в случае выявления неправомерной обработки с персональными данными и невозможности устранения допущенных нарушений - в срок, не превышающий трех рабочих дней с даты этого выявления.</text:span></text:p>
      <text:p text:style-name="P33"><text:span text:style-name="T13">4.8.2.<text:tab/>После уничтожения персональных данных необходимо уведомить об этом субъекта персональных данных или его законного представителя. А в случае, если обращение субъекта персональных данных или его представителя либо запрос уполномоченного органа по защите прав субъектов персональных данных были направлены уполномоченным органом по защите прав субъектов персональных данных, также указанный орган. Форма уведомления представлена в Приложении № 6 к настоящему Положению.</text:span></text:p>
      <text:p text:style-name="P49"><text:span text:style-name="T13">4.8.3. Документы, содержащие персональные данные, подлежат хранению и уничтожению в порядке, предусмотренным законодательством РФ и региональным законодательством об архивном деле.</text:span></text:p>
      <text:p text:style-name="P49"><text:span text:style-name="T13">4.8.4. В случае отсутствия возможности уничтожения персональных данных в течении указанных выше сроков, оператор осуществляет блокирование таких персональных данных или обеспечивает их блокирование (если обработка персональных данных осуществляется </text:span><text:soft-page-break/><text:span text:style-name="T13">другим лицом, действующим по поручению оператора) и обеспечивает уничтожение персональных данных в срок не более чем шесть месяцев, если иной срок не установлен федеральными законами.</text:span></text:p>
      <text:p text:style-name="P49"><text:span text:style-name="T13">4.8.5. Уничтожение персональных данных производится на основании Акта уничтожения персональных данных. Форма Акта уничтожения предусмотрена в Приложении № 7 к настоящему Положению.</text:span></text:p>
      <text:p text:style-name="P49"><text:span text:style-name="T13">4.9. Уточнение (обновление, изменение) персональных данных. </text:span></text:p>
      <text:p text:style-name="P49"><text:span text:style-name="T13">Исходя из того, что персональные данные содержатся во многих документах оператора, при уточнении (обновлении, изменении) персональных данных, изменения вносятся следующим образом:</text:span></text:p>
      <text:p text:style-name="P49"><text:span text:style-name="T13">- в личную карточку работника (ф. № Т2). В соответствии с п. 1 Указаний, утвержденных Постановления Госкомстата РФ от 05.01.2004 № 1, при изменении сведений о работнике в его личную карточку вносятся новые данные, которые заверяются подписью специалиста по кадрам.</text:span></text:p>
      <text:p text:style-name="P49"><text:span text:style-name="T13">- в трудовую книжку. В соответствии с п. 7. (приказ Министерство труда и социальной защиты Российской Федерации от 19 мая 2021 г. n 320н об утверждении формы, порядка ведения и хранения трудовых книжек) Изменения записей в трудовых книжках о фамилии, имени, отчестве и дате рождения производятся на основании паспорта, свидетельств о рождении, о регистрации брака, о расторжении брака, о перемене имени и других документов и со ссылкой на их номер, дату и орган, выдавший документ.</text:span></text:p>
      <text:p text:style-name="P49"><text:span text:style-name="T13">Указанные изменения вносятся на первую страницу (титульный лист) трудовой книжки. Одной чертой зачеркивается прежняя фамилия или имя, отчество (при наличии), дата рождения и записываются новые данные. Ссылки на соответствующие документы делаются на внутренней стороне обложки трудовой книжки и заверяются подписью работодателя или специально уполномоченного им лица и печатью организации (или печатью кадровой службы) (при наличии печати).</text:span></text:p>
      <text:p text:style-name="P49"><text:span text:style-name="T13">Изменение (дополнение) на первой странице (титульном листе) трудовой книжки записей о полученных новых образовании, профессии, специальности осуществляется путем дополнения имеющихся записей (если они уже имеются) или заполнения соответствующих строк без зачеркивания ранее внесенных записей. </text:span></text:p>
      <text:p text:style-name="P82"><text:span text:style-name="T13">В случае изменения сведений, содержащих персональные данные (фамилия, имя, отчество, адрес, абонентский номер, паспортные данные, сведения об образовании, семейном положении (при выявлении противопоказаний для выполнения служебных обязанностей (работы), обусловленных трудовым договором (контрактом) работники обязаны своевременно сообщать о таких изменениях (как <text:s/>правило, в 3-х <text:s/>дневный срок) в отдел кадров оператора.</text:span></text:p>
      <text:p text:style-name="P49"><text:span text:style-name="T13">В целях уточнения (обновления, изменения) персональных данных и для внесения изменений в документы оператора, содержащие персональные данные работника, необходимо в произвольной форме составлять приказ об изменении персональных данных конкретного работника. На основании этого приказа будут вноситься изменения во все остальные соответствующие документы. Внесенные изменения необходимо заверить подписью ответственного работника и печатью Учреждения. </text:span></text:p>
      <text:p text:style-name="P46"/>
      <text:list xml:id="list123112598199418" text:continue-list="list272513349" text:style-name="WWNum39">
        <text:list-item>
          <text:p text:style-name="P89"><text:span text:style-name="T11">ЗАЩИТА ПЕРСОНАЛЬНЫХ ДАННЫХ.</text:span></text:p>
        </text:list-item>
      </text:list>
      <text:p text:style-name="P93"/>
      <text:p text:style-name="P34"><text:span text:style-name="T13">5.1. Оператор при обработке персональных данных обязано принимать необходимые организационные и технические меры для защиты персональных данных от неправомерного или случайного доступа к ним, уничтожения, изменения, блокирования, копирования, распространения персональных данных, а также от иных неправомерных действий.</text:span></text:p>
      <text:p text:style-name="P34"><text:span text:style-name="T13">5.2. Защита персональных данных представляет собой жестко регламентированный технологический процесс, предупреждающий нарушение доступности, целостности, </text:span><text:soft-page-break/><text:span text:style-name="T13">достоверности и конфиденциальности персональных данных, используемых в процессе деятельности Учреждения.</text:span></text:p>
      <text:p text:style-name="P35"><text:span text:style-name="T13">5.3.<text:tab/>Основными организационными мерами по защите персональных данных оператора являются:</text:span></text:p>
      <text:list xml:id="list123113260262385" text:continue-list="list123112001360071" text:style-name="WWNum8">
        <text:list-item>
          <text:p text:style-name="P36"><text:span text:style-name="T13">ограничение и регламентация состава работников, функциональные обязанности которых требуют конфиденциальных знаний;</text:span></text:p>
        </text:list-item>
        <text:list-item>
          <text:p text:style-name="P36"><text:span text:style-name="T13">строгое, избирательное и обоснованное распределение документов и информации между работниками;</text:span></text:p>
        </text:list-item>
        <text:list-item>
          <text:p text:style-name="P36"><text:span text:style-name="T13">рациональное размещение рабочих мест работников, при котором исключалось бы бесконтрольное использование защищаемой информации;</text:span></text:p>
        </text:list-item>
        <text:list-item>
          <text:p text:style-name="P36"><text:span text:style-name="T13">обеспечение знания работником требований нормативно-методических документов по защите информации и сохранении тайны;</text:span></text:p>
        </text:list-item>
        <text:list-item>
          <text:p text:style-name="P36"><text:span text:style-name="T13">обеспечение наличия необходимых условий в помещении для работы с конфиденциальными документами и базами данных;</text:span></text:p>
        </text:list-item>
        <text:list-item>
          <text:p text:style-name="P36"><text:span text:style-name="T13">грамотная организация процесса уничтожения информации;</text:span></text:p>
        </text:list-item>
        <text:list-item>
          <text:p text:style-name="P36"><text:span text:style-name="T13">организация регулярной воспитательной и разъяснительной работы с работниками оператора по предупреждению утраты и утечки сведений при работе с конфиденциальными документами, содержащими персональные данные;</text:span></text:p>
        </text:list-item>
        <text:list-item>
          <text:p text:style-name="P36"><text:span text:style-name="T13">разработка комплекта внутренних документов оператора, регламентирующих процессы обработки персональных данных.</text:span></text:p>
        </text:list-item>
      </text:list>
      <text:p text:style-name="P38"><text:span text:style-name="T13">5.4.<text:tab/>В качестве дополнительных организационных мер защиты персональных данных оператором создаются целенаправленные неблагоприятные условия и труднопреодолимые препятствия для лица, пытающегося совершить несанкционированный доступ к персональным данным с целью овладения ценными сведениями и их использования, а также их искажения, уничтожения, подмены, фальсификации содержания реквизитов документа и т.д.</text:span></text:p>
      <text:p text:style-name="P42"><text:span text:style-name="T13">Под посторонним лицом понимается любое лицо, не имеющее непосредственного отношения к деятельности оператора: клиенты, работники других организационных структур. Посторонние лица не должны знать распределение функций, рабочие процессы, технологию составления, оформления, ведения и хранения документов, дел и рабочих материалов, содержащих персональные данные.</text:span></text:p>
      <text:p text:style-name="P42"><text:span text:style-name="T13">Для защиты персональных данных от несанкционированного доступа оператором необходимо обеспечить:</text:span></text:p>
      <text:p text:style-name="P37"><text:span text:style-name="T13">- охрану в дневное время в помещении оператора (в контролируемую зону),</text:span></text:p>
      <text:p text:style-name="P17"><text:span text:style-name="T13">- постоянную работоспособность пожарной и охранной сигнализации.</text:span></text:p>
      <text:p text:style-name="P39"><text:span text:style-name="T13">5.5.<text:tab/>В качестве технических мер защиты персональных данных оператором должны применяться:</text:span></text:p>
      <text:list xml:id="list123113283675051" text:continue-list="list123113260262385" text:style-name="WWNum4">
        <text:list-item>
          <text:p text:style-name="P16"><text:span text:style-name="T13">антивирусная защита;</text:span></text:p>
        </text:list-item>
        <text:list-item>
          <text:p text:style-name="P16"><text:span text:style-name="T13">межсетевые экраны;</text:span></text:p>
        </text:list-item>
        <text:list-item>
          <text:p text:style-name="P16"><text:span text:style-name="T13">разграничение прав доступа (пароли);</text:span></text:p>
        </text:list-item>
      </text:list>
      <text:p text:style-name="P37"><text:span text:style-name="T13">- специализированные средства защиты информации от несанкционированного доступа.</text:span></text:p>
      <text:p text:style-name="P37"><text:span text:style-name="T13">5.6. После установки (обновления) программного обеспечения, администратор безопасности должен произвести требуемые настройки средств управления доступом к компонентам ПЭВМ и проверить работоспособность программного обеспечения и правильность его настройки и произвести соответствующую запись в Журнале учета нештатных ситуаций ПЭВМ, выполнения профилактических работ, установки и модификации программных средств ПЭВМ. Формат записей Журнала учета нештатных ситуаций ИСПДн, выполнения профилактических работ, установки и модификации программных средств ПЭВМ приведен в Приложении № 15.</text:span></text:p>
      <text:p text:style-name="P37"><text:span text:style-name="T13">5.7. Администратор безопасности должен проводить периодическое тестирование технических и программных средств защиты и вносить результаты в Журнал периодического тестирования средств защиты информации, форма которого представлена в Приложении № </text:span><text:soft-page-break/><text:span text:style-name="T13">16, а также производить проверку электронных журналов и вносить запись в соответствующий Журнал (Приложение № 17).</text:span></text:p>
      <text:p text:style-name="P39"><text:span text:style-name="T13">5.8.<text:tab/>В целях организации контроля за обеспечением безопасности<text:line-break/>персональных данных в Учреждении приказом создается постоянно действующая Комиссия по обеспечению безопасности персональных данных (далее Комиссия).</text:span></text:p>
      <text:h text:style-name="P83" text:outline-level="2"><text:span text:style-name="T13">5.8.1. </text:span><text:span text:style-name="T16">Комиссия является совещательным органом при руководителе </text:span><text:span text:style-name="T13">Учреждения</text:span><text:span text:style-name="T16">.</text:span></text:h>
      <text:h text:style-name="P83" text:outline-level="2"><text:span text:style-name="T16">5.8.2. Решения Комиссии вступают в силу после их утверждения руководителем оператора.</text:span></text:h>
      <text:h text:style-name="P4" text:outline-level="2"><text:span text:style-name="T16">5.9. Основные задачи Комиссии.</text:span></text:h>
      <text:h text:style-name="P51" text:outline-level="2"><text:span text:style-name="T16">Основными задачами Комиссии являются:</text:span></text:h>
      <text:h text:style-name="P51" text:outline-level="2"><text:span text:style-name="T16">5.9.1. Организация и проведение экспертизы ценности документов на стадии делопроизводства при составлении номенклатуры дел и формировании дел.</text:span></text:h>
      <text:h text:style-name="P51" text:outline-level="2"><text:span text:style-name="T16">5.9.2. Организация и проведение экспертизы ценности документов на стадии подготовки их к архивному хранению.</text:span></text:h>
      <text:h text:style-name="P51" text:outline-level="2"><text:span text:style-name="T16">5.9.3. Организация и проведение отбора и подготовки документов к передаче на государственное хранение, в том числе научно-технической, аудиовизуальной и другой специальной документации.</text:span></text:h>
      <text:h text:style-name="P51" text:outline-level="2"><text:span text:style-name="T16">5.9.4. Организация и приведение документооборота оператора в соответствии с актуальными требованиями законодательства о персональных данных.</text:span></text:h>
      <text:h text:style-name="P51" text:outline-level="2"><text:span text:style-name="T16">5.9</text:span><text:span text:style-name="T19">.</text:span><text:span text:style-name="T16">5. Проведение классификации ИСПДн.</text:span></text:h>
      <text:h text:style-name="P52" text:outline-level="2"/>
      <text:list xml:id="list123113276307201" text:continue-list="list123112598199418" text:style-name="WWNum39">
        <text:list-item>
          <text:p text:style-name="P91"><text:span text:style-name="T11">ВЗАИМОДЕЙСТВИЕ С КОНТРОЛЬНО</text:span><text:span text:style-name="T13">-</text:span><text:span text:style-name="T11">НАДЗОРНЫМИ ОРГАНАМИ</text:span></text:p>
        </text:list-item>
      </text:list>
      <text:p text:style-name="P94"/>
      <text:p text:style-name="P40"><text:span text:style-name="T13">6.1.<text:tab/>При поступлении запроса от уполномоченного органа по защите прав субъектов персональных данных (Роскомнадзор) оператор обязан сообщить информацию, необходимую для осуществления деятельности указанного органа, в течение десяти рабочих дней с даты получения такого запроса.</text:span> <text:span text:style-name="T13">Указанный срок может быть продлен, но не более чем на пять рабочих дней в случае направления оператором в адрес уполномоченного органа по защите прав субъектов персональных данных мотивированного уведомления с указанием причин продления срока предоставления запрашиваемой информации.</text:span></text:p>
      <text:p text:style-name="P41"><text:span text:style-name="T13">6.2.<text:tab/>В случае выявления недостоверных персональных данных или<text:line-break/>неправомерных действий с ними по запросу уполномоченного органа по защите прав субъектов персональных данных оператор обязан осуществить блокирование неправомерно обрабатываемых персональных данных, относящихся к этому субъекту персональных данных, или обеспечить их блокирование (если обработка персональных данных осуществляется другим лицом, действующим по поручению оператора <text:s/>с момента такого обращения или получения указанного запроса на период проверки. В случае выявления неточных персональных данных по запросу уполномоченного органа по защите прав субъектов персональных данных оператор обязан осуществить блокирование персональных данных, относящихся к этому субъекту персональных данных, или обеспечить их блокирование (если обработка персональных данных осуществляется другим лицом, действующим по поручению оператора) с момента получения указанного запроса на период проверки, если блокирование персональных данных не нарушает права и законные интересы субъекта персональных данных или третьих лиц.</text:span></text:p>
      <text:p text:style-name="P41"><text:span text:style-name="T13">В случае подтверждения факта неточности персональных данных оператор на основании сведений, представленных уполномоченным органом по защите прав субъектов персональных данных, или иных необходимых документов обязан уточнить персональные либо обеспечить их уточнение (если обработка персональных данных осуществляется другим лицом, действующим по поручению оператора) в течение семи рабочих дней со дня представления таких сведений и снять блокирование персональных данных.</text:span></text:p>
      <text:p text:style-name="P49"><text:span text:style-name="T13">В случае выявления неправомерной обработки персональных данных, осуществляемой оператором или лицом, действующим по поручению оператора, в срок, не превышающий </text:span><text:soft-page-break/><text:span text:style-name="T13">трех рабочих дней с даты этого выявления, обязан прекратить неправомерную обработку персональных данных или обеспечить прекращение неправомерной обработки персональных данных лицом, действующим по поручению оператора. В случае, если обеспечить правомерность обработки персональных данных невозможно, оператор в срок, не превышающий десяти рабочих дней с даты выявления неправомерной обработки персональных данных, обязан уничтожить такие персональные данные или обеспечить их уничтожение. Об устранении допущенных нарушений или об уничтожении персональных данных оператор <text:s/>обязан уведомить по запросу Роскомнадзор.</text:span></text:p>
      <text:p text:style-name="P49"><text:span text:style-name="T13">6.3. В случае установления факта неправомерной или случайной передачи (предоставления, распространения, доступа) персональных данных, повлекшей нарушение прав субъектов персональных данных, оператор обязан с момента выявления такого инцидента оператором, уполномоченным органом по защите прав субъектов персональных данных или иным заинтересованным лицом уведомить уполномоченный орган по защите прав субъектов персональных данных:</text:span></text:p>
      <text:p text:style-name="P49"><text:span text:style-name="T13">1) в течение двадцати четырех часов о произошедшем инциденте, о предполагаемых причинах, повлекших нарушение прав субъектов персональных данных, и предполагаемом вреде, нанесенном правам субъектов персональных данных, о принятых мерах по устранению последствий соответствующего инцидента, а также предоставить сведения о лице, уполномоченном оператором на взаимодействие с уполномоченным органом по защите прав субъектов персональных данных, по вопросам, связанным с выявленным инцидентом;</text:span></text:p>
      <text:p text:style-name="P49"><text:span text:style-name="T13">2) в течение семидесяти двух часов о результатах внутреннего расследования выявленного инцидента, а также предоставить сведения о лицах, действия которых стали причиной выявленного инцидента (при наличии).</text:span></text:p>
      <text:list xml:id="list3697896893" text:style-name="WWNum32">
        <text:list-item>
          <text:list>
            <text:list-item>
              <text:p text:style-name="P79"><text:span text:style-name="T13">При проведении контрольно-надзорных мероприятий за выполнением требований к обеспечению безопасности персональных данных при их обработке в информационных системах персональных данных, требований к материальным носителям биометрических персональных данных и технологиям хранения таких данных вне информационных систем персональных данных, осуществляемых федеральным органом исполнительной власти, уполномоченным в области обеспечения безопасности (ФСБ России) и федеральным органом исполнительной власти, уполномоченным в области противодействия техническим разведкам и технической защиты информации (ФСТЭК России), представители вышеуказанных контрольно-надзорных органов не имеют права на ознакомление с персональными данными, обрабатываемыми в информационных системах персональных данных.</text:span></text:p>
            </text:list-item>
            <text:list-item>
              <text:p text:style-name="P79"><text:span text:style-name="T13">При проведении контрольно-надзорных мероприятий в отношении оператора и контрольно-надзорными органами, не осуществляющими контроль и надзор в сфере обработки персональных данных, представители вышеуказанных контрольно-надзорных органов имеют право на доступ к персональным данным только в сфере своей компетенции и в пределах своих полномочий в соответствии с законодательством Российской Федерации.</text:span></text:p>
            </text:list-item>
          </text:list>
        </text:list-item>
      </text:list>
      <text:p text:style-name="P63"/>
      <text:p text:style-name="P63"/>
      <text:list xml:id="list123111985767522" text:continue-numbering="true" text:style-name="WWNum32">
        <text:list-item>
          <text:h text:style-name="P92" text:outline-level="1"><text:span text:style-name="T12">ОБЩЕДОСТУПНЫЕ ИСТОЧНИКИ ПЕРСОНАЛЬНЫХ ДАННЫХ</text:span></text:h>
        </text:list-item>
      </text:list>
      <text:h text:style-name="P95" text:outline-level="1"/>
      <text:p text:style-name="P49"><text:span text:style-name="T13">7.1. В целях информационного обеспечения деятельности структурных подразделений и работников оператора могут создаваться общедоступные источники персональных данных, такие как официальный интернет-сайт Оператора. С письменного согласия работника его персональные данные могут быть включены в такие общедоступные базы.</text:span></text:p>
      <text:p text:style-name="P49"><text:span text:style-name="T13">7.2. Персональные данные работника могут быть в любое время исключены из общедоступных источников персональных данных по его требованию либо по решению руководителя оператора, либо суда или иных уполномоченных государственных органов.</text:span></text:p>
      <text:p text:style-name="P45"/>
      <text:list xml:id="list123112746890502" text:continue-numbering="true" text:style-name="WWNum32">
        <text:list-item>
          <text:h text:style-name="P92" text:outline-level="1"><text:span text:style-name="T12">ОСОБЕННОСТИ ПЕРЕДАЧИ ПЕРСОНАЛЬНЫХ ДАННЫХ ТРЕТЬИМ ЛИЦАМ</text:span></text:h>
        </text:list-item>
      </text:list>
      <text:h text:style-name="P96" text:outline-level="1"/>
      <text:p text:style-name="P48"><text:soft-page-break/><text:span text:style-name="T13">8.1. Доступ со стороны третьих лиц к персональных данным осуществляется только с письменного согласия субъекта персональных данных, за исключением случаев, когда такой доступ необходим в целях предупреждения угрозы жизни и здоровью работника или других лиц, и иных случаев, установленных законодательством Российской Федерации.</text:span></text:p>
      <text:p text:style-name="P48"><text:span text:style-name="T13">8.2. Оператор обязан сообщать персональные данные по надлежаще оформленным запросам суда, прокуратуры и правоохранительных органов.</text:span></text:p>
      <text:p text:style-name="P48"><text:span text:style-name="T13">8.3. При передаче персональных данных оператор соблюдает следующие условия:</text:span></text:p>
      <text:p text:style-name="P48"><text:span text:style-name="T13">8.3.1. Не сообщать персональные данные третьей стороне без письменного согласия субъекта персональных данных, за исключением случаев, когда это необходимо в целях предупреждения угрозы жизни и здоровью субъекта персональных данных, а также в случаях, установленных законодательством Российской Федерации;</text:span></text:p>
      <text:list xml:id="list3735822691" text:style-name="WWNum36">
        <text:list-item>
          <text:list>
            <text:list-item>
              <text:list>
                <text:list-item>
                  <text:p text:style-name="P75"><text:span text:style-name="T13">Не сообщать персональные данные субъекта персональных данных в коммерческих целях без его письменного согласия;</text:span></text:p>
                </text:list-item>
                <text:list-item>
                  <text:p text:style-name="P75"><text:span text:style-name="T13">Предупредить лиц, получивших персональные данные субъекта, о том, что эти данные могут быть использованы лишь в целях, для которых они сообщены, и требовать от этих лиц подтверждения того, что это правило соблюдено;</text:span></text:p>
                </text:list-item>
                <text:list-item>
                  <text:p text:style-name="P75"><text:span text:style-name="T13">Осуществлять передачу персональных данных субъектов в пределах и за пределы Учреждения в соответствии с настоящим Положением;</text:span></text:p>
                </text:list-item>
                <text:list-item>
                  <text:p text:style-name="P75"><text:span text:style-name="T13">Разрешать доступ к персональным данным, только специально уполномоченным лицам, при этом указанные лица должны иметь право получать только те персональные данные, которые необходимы для выполнения конкретной функции;</text:span></text:p>
                </text:list-item>
                <text:list-item>
                  <text:p text:style-name="P75"><text:span text:style-name="T13">Передавать персональные данные представителям субъекта в порядке, установленном Трудовым кодексом Российской Федерации, и ограничивать эту информацию только теми персональными данными, которые необходимы для выполнения указанными представителями их функций.</text:span></text:p>
                </text:list-item>
              </text:list>
            </text:list-item>
            <text:list-item>
              <text:p text:style-name="P75"><text:span text:style-name="T13">Оператор вправе поручить обработку персональных данных другому лицу с согласия субъекта персональных данных, если иное не предусмотрено федеральным законом, на основании заключаемого с этим лицом договора, в том числе государственного или муниципального контракта, либо путем принятия государственным органом или муниципальным органом соответствующего акта (далее - поручение оператора). Лицо, осуществляющее обработку персональных данных по поручению оператора, обязано соблюдать принципы и правила обработки персональных данных, предусмотренные настоящим Федеральным законом, соблюдать конфиденциальность персональных данных, принимать необходимые меры, направленные на обеспечение выполнения обязанностей, предусмотренных Федеральным законом. В поручении оператора должны быть определены перечень персональных данных, перечень действий (операций) с персональными данными, которые будут совершаться лицом, осуществляющим обработку персональных данных, цели их обработки, должна быть установлена обязанность такого лица соблюдать конфиденциальность персональных данных, требования, предусмотренные частью 5 статьи 18 и статьей 18.1 Федерального закона от 27.07.2006 № 152-ФЗ «О персональных данных», обязанность по запросу оператора персональных данных в течение срока действия поручения оператора, в том числе до обработки персональных данных, предоставлять документы и иную информацию, подтверждающие принятие мер и соблюдение в целях исполнения поручения оператора требований, установленных в соответствии с настоящей статьей, обязанность обеспечивать безопасность персональных данных при их обработке, а также должны быть указаны требования к защите обрабатываемых персональных данных в соответствии со статьей 19 настоящего Федерального закона, в том числе требование об уведомлении оператора о случаях, предусмотренных частью 3.1 статьи 21 настоящего Федерального закона.</text:span></text:p>
            </text:list-item>
          </text:list>
        </text:list-item>
      </text:list>
      <text:p text:style-name="P86"/>
      <text:list xml:id="list123112209657335" text:continue-numbering="true" text:style-name="WWNum36">
        <text:list-item>
          <text:p text:style-name="P90"><text:span text:style-name="T11">ОТВЕТСТВЕННОСТЬ ЗА РАЗГЛАШЕНИЕ КОНФИДЕНЦИАЛЬНОЙ ИНФОРМАЦИИ, СОДЕРЖАЩЕЙ ПЕРСОНАЛЬНЫЕ ДАННЫЕ</text:span></text:p>
        </text:list-item>
      </text:list>
      <text:p text:style-name="P97"><text:soft-page-break/></text:p>
      <text:p text:style-name="P42"><text:span text:style-name="T13">9.1. Каждый работник оператора, получающий доступ к конфиденциальному документу, содержащему персональные данные, или осуществляющий обработку с использованием ИСПДн несет персональную ответственность за сохранность носителя и конфиденциальность информации.</text:span></text:p>
      <text:p text:style-name="P42"><text:span text:style-name="T13">9.2. Лица, виновные в нарушении норм, регулирующих получение, обработку и защиту персональных данных работников, несут материальную, дисциплинарную, административную, гражданско-правовую или уголовную ответственность в порядке, установленном федеральными законами и полную материальную ответственность в случае причинения их действиями ущерба в соответствии с п.7 ст. 243 Трудового кодекса Российской Федерации.</text:span></text:p>
      <text:h text:style-name="P84" text:outline-level="1"><text:span text:style-name="T13">9.3. Моральный вред, причиненный субъекту персональных данных вследствие нарушения его прав, нарушения правил обработки персональных данных, установленных Федеральным законом от 27.07.2006 № 152-ФЗ «О персональных данных», а также требований к защите персональных данных, установленных в соответствии с Законом, подлежит возмещению в соответствии с законодательством РФ. Возмещение морального вреда осуществляется независимо от возмещения имущественного вреда и понесенных субъектом персональных данных убытков.</text:span><text:span text:style-name="T4"> </text:span></text:h>
      <text:h text:style-name="P85" text:outline-level="1"/>
      <text:h text:style-name="P53" text:outline-level="1"><text:span text:style-name="T4">10. ОСОБЕННОСТИ ОБРАБОТКИ ПЕРСОНАЛЬНЫХ ДАННЫХ, РАЗРЕШЕННЫХ СУБЪЕКТОМ ПЕРСОНАЛЬНЫХ ДАННЫХ ДЛЯ РАСПРОСТРАНЕНИЯ</text:span></text:h>
      <text:p text:style-name="P87"><text:span text:style-name="T1"> </text:span><text:bookmark text:name="dst35"/></text:p>
      <text:p text:style-name="P88"><text:span text:style-name="T1">10.1. Согласие на обработку персональных данных, разрешенных субъектом персональных данных для распространения, оформляется отдельно от иных согласий субъекта персональных данных на обработку его персональных данных. Оператор обязан обеспечить субъекту персональных данных возможность определить перечень персональных данных по каждой категории персональных данных, указанной в согласии на обработку персональных данных, разрешенных субъектом персональных данных для распространения.</text:span></text:p>
      <text:p text:style-name="P88"><text:bookmark text:name="dst36"/><text:span text:style-name="T1">10.2. В случае раскрытия персональных данных неопределенному кругу лиц самим субъектом персональных данных без предоставления оператору согласия, предусмотренного настоящим разделом, обязанность предоставить доказательства законности последующего распространения или иной обработки таких персональных данных лежит на каждом лице, осуществившем их распространение или иную обработку.</text:span></text:p>
      <text:p text:style-name="P88"><text:bookmark text:name="dst37"/><text:span text:style-name="T1">10.3. В случае, если персональные данные оказались раскрытыми неопределенному кругу лиц вследствие правонарушения, преступления или обстоятельств непреодолимой силы, обязанность предоставить доказательства законности последующего распространения или иной обработки таких персональных данных лежит на каждом лице, осуществившем их распространение или иную обработку.</text:span></text:p>
      <text:p text:style-name="P88"><text:bookmark text:name="dst38"/><text:span text:style-name="T1">10.4. В случае, если из предоставленного субъектом персональных данных согласия на обработку персональных данных, разрешенных субъектом персональных данных для распространения, не следует, что субъект персональных данных согласился с распространением персональных данных, такие персональные данные обрабатываются оператором, которому они предоставлены субъектом персональных данных, без права распространения.</text:span></text:p>
      <text:p text:style-name="P88"><text:bookmark text:name="dst39"/><text:span text:style-name="T1">10.5. В случае, если из предоставленного субъектом персональных данных согласия на обработку персональных данных, разрешенных субъектом персональных данных для распространения, не следует, что субъект персональных данных не установил запреты и условия на обработку персональных данных, предусмотренные 11.9 настоящего раздела, или если в предоставленном субъектом персональных данных таком согласии не указаны категории и перечень персональных данных, для обработки которых субъект персональных </text:span><text:soft-page-break/><text:span text:style-name="T1">данных устанавливает условия и запреты в соответствии с частью 11.9 настоящего раздела, такие персональные данные обрабатываются оператором, которому они предоставлены субъектом персональных данных, без передачи (распространения, предоставления, доступа) и возможности осуществления иных действий с персональными данными неограниченному кругу лиц.</text:span></text:p>
      <text:p text:style-name="P50"><text:bookmark text:name="dst40"/><text:span text:style-name="T1">10.6. Согласие на обработку персональных данных, разрешенных субъектом персональных данных для распространения, может быть предоставлено оператору:</text:span></text:p>
      <text:p text:style-name="P50"><text:bookmark text:name="dst41"/><text:span text:style-name="T1">1) непосредственно;</text:span></text:p>
      <text:p text:style-name="P50"><text:bookmark text:name="dst42"/><text:span text:style-name="T1">2) с использованием информационной системы уполномоченного органа по защите прав субъектов персональных данных.</text:span></text:p>
      <text:p text:style-name="P50"><text:bookmark text:name="dst43"/><text:span text:style-name="T1">10.7. Правила использования информационной системы уполномоченного органа по защите прав субъектов персональных данных, в том числе порядок взаимодействия субъекта персональных данных с оператором, определяются уполномоченным органом по защите прав субъектов персональных данных.</text:span></text:p>
      <text:p text:style-name="P50"><text:bookmark text:name="dst44"/><text:span text:style-name="T1">10.8. Молчание или бездействие субъекта персональных данных ни при каких обстоятельствах не может считаться согласием на обработку персональных данных, разрешенных субъектом персональных данных для распространения.</text:span></text:p>
      <text:p text:style-name="P50"><text:bookmark text:name="dst45"/><text:span text:style-name="T1">10.9. В согласии на обработку персональных данных, разрешенных субъектом персональных данных для распространения, субъект персональных данных вправе установить запреты на передачу (кроме предоставления доступа) этих персональных данных оператором неограниченному кругу лиц, а также запреты на обработку или условия обработки (кроме получения доступа) этих персональных данных неограниченным кругом лиц. Отказ оператора в установлении субъектом персональных данных запретов и условий, предусмотренных настоящим разделом, не допускается.</text:span></text:p>
      <text:p text:style-name="P50"><text:bookmark text:name="dst46"/><text:span text:style-name="T1">10.10. Оператор обязан в срок не позднее трех рабочих дней с момента получения соответствующего согласия субъекта персональных данных опубликовать информацию об условиях обработки и о наличии запретов и условий на обработку неограниченным кругом лиц персональных данных, разрешенных субъектом персональных данных для распространения.</text:span></text:p>
      <text:p text:style-name="P50"><text:bookmark text:name="dst47"/><text:span text:style-name="T1">10.11. Установленные субъектом персональных данных запреты на передачу (кроме предоставления доступа), а также на обработку или условия обработки (кроме получения доступа) персональных данных, разрешенных субъектом персональных данных для распространения, не распространяются на случаи обработки персональных данных в государственных, общественных и иных публичных интересах, определенных законодательством Российской Федерации.</text:span><text:bookmark text:name="dst48"/></text:p>
      <text:p text:style-name="P50"><text:span text:style-name="T1">10.12. Передача (распространение, предоставление, доступ) персональных данных, разрешенных субъектом персональных данных для распространения, должна быть прекращена в любое время по требованию субъекта персональных данных. Данное требование должно включать в себя фамилию, имя, отчество (при наличии), контактную информацию (номер телефона, адрес электронной почты или почтовый адрес) субъекта персональных данных, а также перечень персональных данных, обработка которых подлежит прекращению. Указанные в данном требовании персональные данные могут обрабатываться только оператором, которому оно направлено.</text:span><text:bookmark text:name="dst49"/></text:p>
      <text:p text:style-name="P50"><text:span text:style-name="T1">10.13. Действие согласия субъекта персональных данных на обработку персональных данных, разрешенных субъектом персональных данных для распространения, прекращается с момента поступления оператору требования, указанного в части 10.12 настоящего раздела.</text:span><text:bookmark text:name="dst50"/></text:p>
      <text:p text:style-name="P50"><text:span text:style-name="T1">10.14. Субъект персональных данных вправе обратиться с требованием прекратить передачу (распространение, предоставление, доступ) своих персональных данных, ранее разрешенных субъектом персональных данных для распространения, к любому лицу, обрабатывающему его персональные данные, в случае несоблюдения положений настоящего раздела или обратиться с таким требованием в суд. Данное лицо обязано прекратить передачу (распространение, предоставление, доступ) персональных данных в течение трех рабочих </text:span><text:soft-page-break/><text:span text:style-name="T1">дней с момента получения требования субъекта персональных данных или в срок, указанный во вступившем в законную силу решении суда, а если такой срок в решении суда не указан, то в течение трех рабочих дней с момента вступления решения суда в законную силу.</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style:rfc-language-tag="x-none" fo:font-weight="bold" style:letter-kerning="true" style:font-size-asian="16pt" style:rfc-language-tag-asian="x-none" style:font-weight-asian="bold" style:font-size-complex="10pt"/>
    </style:style>
    <style:style style:name="Normal_20__28_Web_29_" style:display-name="Normal (Web)" style:family="paragraph" style:parent-style-name="Standard" style:default-outline-level="">
      <style:paragraph-properties fo:margin-left="0cm" fo:margin-right="0cm" fo:orphans="2" fo:widows="2" fo:text-indent="0cm" style:auto-text-indent="false"/>
      <style:text-properties fo:font-size="12pt" style:font-size-asian="12pt"/>
    </style:style>
    <style:style style:name="_33__20_для_20_текста_20__28_КейС_29_" style:display-name="3 для текста (КейС)" style:family="paragraph" style:parent-style-name="Standard" style:default-outline-level="3" style:list-style-name="">
      <style:paragraph-properties fo:margin-left="0cm" fo:margin-right="0cm" fo:margin-top="0.423cm" fo:margin-bottom="0.106cm" style:contextual-spacing="false" fo:orphans="2" fo:widows="2" fo:text-indent="1.27cm" style:auto-text-indent="false">
        <style:tab-stops>
          <style:tab-stop style:position="2.54cm"/>
        </style:tab-stops>
      </style:paragraph-properties>
      <style:text-properties style:font-name-asian="Times New Roman2" style:font-family-asian="'Times New Roman'" style:font-family-generic-asian="system" style:font-pitch-asian="variable" style:font-size-complex="14pt"/>
    </style:style>
    <style:style style:name="Абзац_20_списка1" style:display-name="Абзац списка1" style:family="paragraph" style:parent-style-name="Standard" style:default-outline-level="">
      <style:paragraph-properties fo:margin-left="1.249cm" fo:margin-right="0cm" fo:text-indent="1.251cm" style:auto-text-indent="fals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fo:font-weight="normal" style:font-weight-asian="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number text:level="1" text:style-name="ListLabel_20_5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2.461cm" fo:margin-left="3.40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2.461cm" fo:margin-left="3.709cm"/>
        </style:list-level-properties>
      </text:list-level-style-number>
      <text:list-level-style-number text:level="4" text:style-name="ListLabel_20_52" style:num-format="1" text:display-levels="4">
        <style:list-level-properties text:list-level-position-and-space-mode="label-alignment">
          <style:list-level-label-alignment text:label-followed-by="listtab" fo:text-indent="-2.461cm" fo:margin-left="4.016cm"/>
        </style:list-level-properties>
      </text:list-level-style-number>
      <text:list-level-style-number text:level="5" style:num-format="1" text:display-levels="5">
        <style:list-level-properties text:list-level-position-and-space-mode="label-alignment">
          <style:list-level-label-alignment text:label-followed-by="listtab" fo:text-indent="-2.461cm" fo:margin-left="4.323cm"/>
        </style:list-level-properties>
      </text:list-level-style-number>
      <text:list-level-style-number text:level="6" style:num-format="1" text:display-levels="6">
        <style:list-level-properties text:list-level-position-and-space-mode="label-alignment">
          <style:list-level-label-alignment text:label-followed-by="listtab" fo:text-indent="-2.461cm" fo:margin-left="4.6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01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5.3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text:start-value="4">
        <style:list-level-properties text:list-level-position-and-space-mode="label-alignment">
          <style:list-level-label-alignment text:label-followed-by="listtab" fo:text-indent="-0.953cm" fo:margin-left="0.953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953cm" fo:margin-left="1.4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1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68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78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4.2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36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5.83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9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7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7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text:start-value="8">
        <style:list-level-properties text:list-level-position-and-space-mode="label-alignment">
          <style:list-level-label-alignment text:label-followed-by="listtab" fo:text-indent="-0.953cm" fo:margin-left="0.953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953cm" fo:margin-left="1.078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64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3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29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4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8T12:27:53.698000000</meta:creation-date>
    <meta:generator>LibreOffice/7.1.3.2$Windows_X86_64 LibreOffice_project/47f78053abe362b9384784d31a6e56f8511eb1c1</meta:generator>
    <dc:date>2025-01-08T12:31:11.257000000</dc:date>
    <meta:editing-duration>PT3M18S</meta:editing-duration>
    <meta:editing-cycles>1</meta:editing-cycles>
    <meta:document-statistic meta:table-count="1" meta:image-count="0" meta:object-count="0" meta:page-count="29" meta:paragraph-count="445" meta:word-count="11347" meta:character-count="94241" meta:non-whitespace-character-count="83344"/>
  </office:meta>
</office:document-meta>
</file>